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326in" fo:margin-left="0in" table:align="left"/>
    </style:style>
    <style:style style:name="Table1.A" style:family="table-column">
      <style:table-column-properties style:column-width="0.6549in"/>
    </style:style>
    <style:style style:name="Table1.B" style:family="table-column">
      <style:table-column-properties style:column-width="0.6563in"/>
    </style:style>
    <style:style style:name="Table1.C" style:family="table-column">
      <style:table-column-properties style:column-width="0.7493in"/>
    </style:style>
    <style:style style:name="Table1.E" style:family="table-column">
      <style:table-column-properties style:column-width="0.6556in"/>
    </style:style>
    <style:style style:name="Table1.J" style:family="table-column">
      <style:table-column-properties style:column-width="0.8444in"/>
    </style:style>
    <style:style style:name="Table1.A1"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1.C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left="0.05pt solid #000000" fo:border-right="none" fo:border-top="0.05pt solid #000000" fo:border-bottom="0.05pt solid #000000"/>
    </style:style>
    <style:style style:name="Table1.G1" style:family="table-cell">
      <style:table-cell-properties style:vertical-align="middle" fo:padding="0.0382in" fo:border-left="0.05pt solid #000000" fo:border-right="none" fo:border-top="0.05pt solid #000000" fo:border-bottom="0.05pt solid #000000"/>
    </style:style>
    <style:style style:name="Table1.I1" style:family="table-cell">
      <style:table-cell-properties style:vertical-align="middle" fo:padding="0.0382in" fo:border="0.05pt solid #000000"/>
    </style:style>
    <style:style style:name="Table1.C2" style:family="table-cell">
      <style:table-cell-properties style:vertical-align="middle" fo:background-color="#b2b2b2" fo:padding="0.0382in" fo:border-left="0.05pt solid #000000" fo:border-right="none" fo:border-top="none" fo:border-bottom="0.05pt solid #000000">
        <style:background-image/>
      </style:table-cell-properties>
    </style:style>
    <style:style style:name="Table1.D2"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J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urls.txt" style:family="table">
      <style:table-properties style:width="6.75in" fo:margin-left="0in" table:align="left"/>
    </style:style>
    <style:style style:name="urls.txt.A" style:family="table-column">
      <style:table-column-properties style:column-width="6.75in"/>
    </style:style>
    <style:style style:name="urls.txt.A1" style:family="table-cell">
      <style:table-cell-properties fo:background-color="transparent" fo:padding="0.0382in" fo:border="0.05pt solid #000000">
        <style:background-image/>
      </style:table-cell-properties>
    </style:style>
    <style:style style:name="P1" style:family="paragraph" style:parent-style-name="Standard">
      <style:text-properties fo:font-size="14pt" fo:font-weight="bold" officeooo:rsid="00005816" officeooo:paragraph-rsid="00005816" style:font-size-asian="14pt" style:font-weight-asian="bold" style:font-size-complex="14pt" style:font-weight-complex="bold"/>
    </style:style>
    <style:style style:name="P2" style:family="paragraph" style:parent-style-name="Standard">
      <style:text-properties fo:font-size="14pt" fo:font-weight="bold" officeooo:rsid="0001de84" officeooo:paragraph-rsid="0001de84" style:font-size-asian="14pt" style:font-weight-asian="bold" style:font-size-complex="14pt" style:font-weight-complex="bold"/>
    </style:style>
    <style:style style:name="P3" style:family="paragraph" style:parent-style-name="Standard">
      <style:text-properties fo:font-size="14pt" fo:font-weight="bold" officeooo:rsid="0001de84" officeooo:paragraph-rsid="0009770a" style:font-size-asian="14pt" style:font-weight-asian="bold" style:font-size-complex="14pt" style:font-weight-complex="bold"/>
    </style:style>
    <style:style style:name="P4" style:family="paragraph" style:parent-style-name="Standard">
      <style:text-properties fo:font-size="14pt" fo:font-weight="bold" officeooo:rsid="0001de84" officeooo:paragraph-rsid="000c6cad" style:font-size-asian="14pt" style:font-weight-asian="bold" style:font-size-complex="14pt" style:font-weight-complex="bold"/>
    </style:style>
    <style:style style:name="P5" style:family="paragraph" style:parent-style-name="Standard">
      <style:text-properties fo:font-size="14pt" fo:font-weight="bold" officeooo:rsid="0001de84" officeooo:paragraph-rsid="001169ba" style:font-size-asian="14pt" style:font-weight-asian="bold" style:font-size-complex="14pt" style:font-weight-complex="bold"/>
    </style:style>
    <style:style style:name="P6" style:family="paragraph" style:parent-style-name="Standard">
      <style:text-properties fo:font-size="14pt" fo:font-weight="bold" officeooo:rsid="0001de84" officeooo:paragraph-rsid="001840f0" style:font-size-asian="14pt" style:font-weight-asian="bold" style:font-size-complex="14pt" style:font-weight-complex="bold"/>
    </style:style>
    <style:style style:name="P7" style:family="paragraph" style:parent-style-name="Standard">
      <style:text-properties fo:font-size="14pt" fo:font-style="normal" style:text-underline-style="none" fo:font-weight="normal" officeooo:rsid="001b2b45" officeooo:paragraph-rsid="001b2b45"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officeooo:rsid="001b2b45" officeooo:paragraph-rsid="001b2b45" style:font-size-asian="14pt" style:font-style-asian="normal" style:font-weight-asian="normal" style:font-size-complex="14pt" style:font-style-complex="normal" style:font-weight-complex="normal"/>
    </style:style>
    <style:style style:name="P9" style:family="paragraph" style:parent-style-name="Standard">
      <style:text-properties fo:font-size="12pt" fo:font-style="normal" style:text-underline-style="none" fo:font-weight="normal" officeooo:rsid="001b2b45" officeooo:paragraph-rsid="001b2b4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6pt" officeooo:rsid="0024f91a" officeooo:paragraph-rsid="0024f91a" style:font-size-asian="16pt" style:font-size-complex="16pt"/>
    </style:style>
    <style:style style:name="P11" style:family="paragraph" style:parent-style-name="Standard">
      <style:paragraph-properties fo:margin-left="0.4925in" fo:margin-right="0in" fo:text-indent="0in" style:auto-text-indent="false"/>
      <style:text-properties fo:font-size="14pt" fo:font-weight="normal" officeooo:rsid="00005816" officeooo:paragraph-rsid="00005816" style:font-size-asian="14pt" style:font-weight-asian="normal" style:font-size-complex="14pt" style:font-weight-complex="normal"/>
    </style:style>
    <style:style style:name="P12" style:family="paragraph" style:parent-style-name="Standard">
      <style:paragraph-properties fo:margin-left="0.4925in" fo:margin-right="0in" fo:text-indent="0in" style:auto-text-indent="false"/>
      <style:text-properties fo:font-size="14pt" fo:font-weight="normal" officeooo:rsid="00005816" officeooo:paragraph-rsid="0001de84" style:font-size-asian="14pt" style:font-weight-asian="normal" style:font-size-complex="14pt" style:font-weight-complex="normal"/>
    </style:style>
    <style:style style:name="P13" style:family="paragraph" style:parent-style-name="Standard">
      <style:paragraph-properties fo:margin-left="0.4925in" fo:margin-right="0in" fo:text-indent="0in" style:auto-text-indent="false"/>
      <style:text-properties fo:font-size="14pt" fo:font-weight="normal" officeooo:rsid="00005816" officeooo:paragraph-rsid="0009770a" style:font-size-asian="14pt" style:font-weight-asian="normal" style:font-size-complex="14pt" style:font-weight-complex="normal"/>
    </style:style>
    <style:style style:name="P14" style:family="paragraph" style:parent-style-name="Standard">
      <style:paragraph-properties fo:margin-left="0.4925in" fo:margin-right="0in" fo:text-indent="0in" style:auto-text-indent="false"/>
      <style:text-properties fo:font-size="14pt" fo:font-weight="normal" officeooo:rsid="00005816" officeooo:paragraph-rsid="000c6cad" style:font-size-asian="14pt" style:font-weight-asian="normal" style:font-size-complex="14pt" style:font-weight-complex="normal"/>
    </style:style>
    <style:style style:name="P15" style:family="paragraph" style:parent-style-name="Standard">
      <style:paragraph-properties fo:margin-left="0.4925in" fo:margin-right="0in" fo:text-indent="0in" style:auto-text-indent="false"/>
      <style:text-properties fo:font-size="14pt" fo:font-weight="normal" officeooo:rsid="00005816" officeooo:paragraph-rsid="001169ba" style:font-size-asian="14pt" style:font-weight-asian="normal" style:font-size-complex="14pt" style:font-weight-complex="normal"/>
    </style:style>
    <style:style style:name="P16" style:family="paragraph" style:parent-style-name="Standard">
      <style:paragraph-properties fo:margin-left="0.4925in" fo:margin-right="0in" fo:text-indent="0in" style:auto-text-indent="false"/>
      <style:text-properties fo:font-size="14pt" fo:font-weight="normal" officeooo:rsid="00005816" officeooo:paragraph-rsid="001840f0" style:font-size-asian="14pt" style:font-weight-asian="normal" style:font-size-complex="14pt" style:font-weight-complex="normal"/>
    </style:style>
    <style:style style:name="P17" style:family="paragraph" style:parent-style-name="Standard">
      <style:paragraph-properties fo:margin-left="0.4925in" fo:margin-right="0in" fo:text-indent="0in" style:auto-text-indent="false"/>
      <style:text-properties fo:font-size="14pt" fo:font-weight="normal" officeooo:rsid="00066093" officeooo:paragraph-rsid="00066093" style:font-size-asian="14pt" style:font-weight-asian="normal" style:font-size-complex="14pt" style:font-weight-complex="normal"/>
    </style:style>
    <style:style style:name="P18" style:family="paragraph" style:parent-style-name="Standard">
      <style:paragraph-properties fo:margin-left="0.4925in" fo:margin-right="0in" fo:text-indent="0in" style:auto-text-indent="false"/>
      <style:text-properties fo:font-size="14pt" fo:font-weight="normal" officeooo:rsid="00066093" officeooo:paragraph-rsid="0007f2b3" style:font-size-asian="14pt" style:font-weight-asian="normal" style:font-size-complex="14pt" style:font-weight-complex="normal"/>
    </style:style>
    <style:style style:name="P19" style:family="paragraph" style:parent-style-name="Standard">
      <style:paragraph-properties fo:margin-left="0.4925in" fo:margin-right="0in" fo:text-indent="0in" style:auto-text-indent="false"/>
      <style:text-properties fo:font-size="14pt" fo:font-weight="normal" officeooo:rsid="00066093" officeooo:paragraph-rsid="0009770a" style:font-size-asian="14pt" style:font-weight-asian="normal" style:font-size-complex="14pt" style:font-weight-complex="normal"/>
    </style:style>
    <style:style style:name="P20" style:family="paragraph" style:parent-style-name="Standard">
      <style:paragraph-properties fo:margin-left="0.4925in" fo:margin-right="0in" fo:text-indent="0in" style:auto-text-indent="false"/>
      <style:text-properties fo:font-size="14pt" fo:font-weight="normal" officeooo:rsid="00066093" officeooo:paragraph-rsid="000c6cad" style:font-size-asian="14pt" style:font-weight-asian="normal" style:font-size-complex="14pt" style:font-weight-complex="normal"/>
    </style:style>
    <style:style style:name="P21" style:family="paragraph" style:parent-style-name="Standard">
      <style:paragraph-properties fo:margin-left="0.4925in" fo:margin-right="0in" fo:text-indent="0in" style:auto-text-indent="false"/>
      <style:text-properties fo:font-size="14pt" fo:font-weight="normal" officeooo:rsid="00066093" officeooo:paragraph-rsid="000d2780" style:font-size-asian="14pt" style:font-weight-asian="normal" style:font-size-complex="14pt" style:font-weight-complex="normal"/>
    </style:style>
    <style:style style:name="P22" style:family="paragraph" style:parent-style-name="Standard">
      <style:paragraph-properties fo:margin-left="0.4925in" fo:margin-right="0in" fo:text-indent="0in" style:auto-text-indent="false"/>
      <style:text-properties fo:font-size="14pt" fo:font-weight="normal" officeooo:rsid="00066093" officeooo:paragraph-rsid="001169ba" style:font-size-asian="14pt" style:font-weight-asian="normal" style:font-size-complex="14pt" style:font-weight-complex="normal"/>
    </style:style>
    <style:style style:name="P23" style:family="paragraph" style:parent-style-name="Standard">
      <style:paragraph-properties fo:margin-left="0.4925in" fo:margin-right="0in" fo:text-indent="0in" style:auto-text-indent="false"/>
      <style:text-properties fo:font-size="14pt" fo:font-weight="normal" officeooo:rsid="00066093" officeooo:paragraph-rsid="001353a8" style:font-size-asian="14pt" style:font-weight-asian="normal" style:font-size-complex="14pt" style:font-weight-complex="normal"/>
    </style:style>
    <style:style style:name="P24" style:family="paragraph" style:parent-style-name="Standard">
      <style:paragraph-properties fo:margin-left="0.4925in" fo:margin-right="0in" fo:text-indent="0in" style:auto-text-indent="false"/>
      <style:text-properties fo:font-size="14pt" fo:font-weight="normal" officeooo:rsid="00066093" officeooo:paragraph-rsid="001840f0" style:font-size-asian="14pt" style:font-weight-asian="normal" style:font-size-complex="14pt" style:font-weight-complex="normal"/>
    </style:style>
    <style:style style:name="P2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05816"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1310"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77f98"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7f2b3"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20cbdf"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232629"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05816" style:font-size-asian="12.25pt" style:font-style-asian="normal" style:font-weight-asian="normal" style:font-size-complex="14pt" style:font-style-complex="normal" style:font-weight-complex="normal"/>
    </style:style>
    <style:style style:name="P37"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2.25pt" style:font-style-asian="normal" style:font-weight-asian="normal" style:font-size-complex="14pt" style:font-style-complex="normal" style:font-weight-complex="normal"/>
    </style:style>
    <style:style style:name="P38"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1310"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2.25pt" style:font-style-asian="normal" style:font-weight-asian="normal" style:font-size-complex="14pt" style:font-style-complex="normal" style:font-weight-complex="normal"/>
    </style:style>
    <style:style style:name="P4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66093"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7f2b3"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8d69b"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9770a" style:font-size-asian="12.25pt" style:font-style-asian="normal" style:font-weight-asian="normal" style:font-size-complex="14pt" style:font-style-complex="normal" style:font-weight-complex="normal"/>
    </style:style>
    <style:style style:name="P4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c6cad" style:font-size-asian="12.25pt" style:font-style-asian="normal" style:font-weight-asian="normal" style:font-size-complex="14pt" style:font-style-complex="normal" style:font-weight-complex="normal"/>
    </style:style>
    <style:style style:name="P47"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d2780" style:font-size-asian="12.25pt" style:font-style-asian="normal" style:font-weight-asian="normal" style:font-size-complex="14pt" style:font-style-complex="normal" style:font-weight-complex="normal"/>
    </style:style>
    <style:style style:name="P48"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169ba"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353a8"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840f0"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1de84" style:font-size-asian="14pt" style:font-weight-asian="normal" style:font-size-complex="14pt" style:font-weight-complex="normal"/>
    </style:style>
    <style:style style:name="P52"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9770a" style:font-size-asian="14pt" style:font-weight-asian="normal" style:font-size-complex="14pt" style:font-weight-complex="normal"/>
    </style:style>
    <style:style style:name="P53"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c6cad" style:font-size-asian="14pt" style:font-weight-asian="normal" style:font-size-complex="14pt" style:font-weight-complex="normal"/>
    </style:style>
    <style:style style:name="P54"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1169ba" style:font-size-asian="14pt" style:font-weight-asian="normal" style:font-size-complex="14pt" style:font-weight-complex="normal"/>
    </style:style>
    <style:style style:name="P55"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1840f0" style:font-size-asian="14pt" style:font-weight-asian="normal" style:font-size-complex="14pt" style:font-weight-complex="normal"/>
    </style:style>
    <style:style style:name="P56" style:family="paragraph" style:parent-style-name="Standard">
      <style:paragraph-properties fo:margin-left="0.4925in" fo:margin-right="0in" fo:text-indent="0in" style:auto-text-indent="false"/>
      <style:text-properties fo:color="#000000"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57" style:family="paragraph" style:parent-style-name="Standard">
      <style:paragraph-properties fo:margin-left="0.4925in" fo:margin-right="0in" fo:text-indent="0in" style:auto-text-indent="false"/>
      <style:text-properties fo:color="#000000" fo:font-size="14pt" fo:font-style="normal" style:text-underline-style="solid" style:text-underline-width="auto" style:text-underline-color="font-color" fo:font-weight="normal" officeooo:rsid="00005816" officeooo:paragraph-rsid="001840f0"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4pt" style:font-style-asian="normal" style:font-weight-asian="normal" style:font-size-complex="14pt" style:font-style-complex="normal" style:font-weight-complex="normal"/>
    </style:style>
    <style:style style:name="P59"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4pt" style:font-style-asian="normal" style:font-weight-asian="normal" style:font-size-complex="14pt" style:font-style-complex="normal" style:font-weight-complex="normal"/>
    </style:style>
    <style:style style:name="P60"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4pt" style:font-style-asian="normal" style:font-weight-asian="normal" style:font-size-complex="14pt" style:font-style-complex="normal" style:font-weight-complex="normal"/>
    </style:style>
    <style:style style:name="P61"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1de84"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9770a"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a9f71"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c6cad"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1169ba" style:font-size-asian="14pt" style:font-style-asian="normal" style:font-weight-asian="normal" style:font-size-complex="14pt" style:font-style-complex="normal" style:font-weight-complex="normal"/>
    </style:style>
    <style:style style:name="P68"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1840f0" style:font-size-asian="14pt" style:font-style-asian="normal" style:font-weight-asian="normal" style:font-size-complex="14pt" style:font-style-complex="normal" style:font-weight-complex="normal"/>
    </style:style>
    <style:style style:name="P69"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9770a" officeooo:paragraph-rsid="0009770a" style:font-size-asian="14pt" style:font-style-asian="normal" style:font-weight-asian="normal" style:font-size-complex="14pt" style:font-style-complex="normal" style:font-weight-complex="normal"/>
    </style:style>
    <style:style style:name="P70"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1de84"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9770a"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cad"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1169ba"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4637a" style:font-size-asian="14pt" style:font-style-asian="normal" style:font-weight-asian="normal" style:font-size-complex="14pt" style:font-style-complex="normal" style:font-weight-complex="normal"/>
    </style:style>
    <style:style style:name="P75"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9770a"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c6cad"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1169ba"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9846in" fo:margin-right="0in" fo:text-indent="0in" style:auto-text-indent="false"/>
      <style:text-properties fo:font-size="14pt" fo:font-style="normal" style:text-underline-style="none" fo:font-weight="normal" officeooo:rsid="0008d69b" officeooo:paragraph-rsid="0008d69b"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9846in" fo:margin-right="0in" fo:text-indent="0in" style:auto-text-indent="false"/>
      <style:text-properties fo:font-size="14pt" fo:font-style="normal" style:text-underline-style="none" fo:font-weight="normal" officeooo:rsid="0009770a" officeooo:paragraph-rsid="0009770a"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c6cad"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169ba"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1de84" style:font-size-asian="12.25pt" style:font-style-asian="normal" style:font-weight-asian="normal" style:font-size-complex="14pt" style:font-style-complex="normal" style:font-weight-complex="normal"/>
    </style:style>
    <style:style style:name="P83"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9770a"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070"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cad"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e751e" style:font-size-asian="12.25pt" style:font-style-asian="normal" style:font-weight-asian="normal" style:font-size-complex="14pt" style:font-style-complex="normal" style:font-weight-complex="normal"/>
    </style:style>
    <style:style style:name="P87"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1169ba" style:font-size-asian="12.25pt" style:font-style-asian="normal" style:font-weight-asian="normal" style:font-size-complex="14pt" style:font-style-complex="normal" style:font-weight-complex="normal"/>
    </style:style>
    <style:style style:name="P88" style:family="paragraph" style:parent-style-name="Standard">
      <style:paragraph-properties fo:margin-left="0.9846in" fo:margin-right="0in" fo:text-indent="0in" style:auto-text-indent="false"/>
      <style:text-properties fo:font-size="14pt" fo:font-style="normal" style:text-underline-style="none" fo:font-weight="normal" officeooo:rsid="00066093" officeooo:paragraph-rsid="00066093" style:font-size-asian="12.25pt" style:font-style-asian="normal" style:font-weight-asian="normal" style:font-size-complex="14pt" style:font-style-complex="normal" style:font-weight-complex="normal"/>
    </style:style>
    <style:style style:name="P89" style:family="paragraph" style:parent-style-name="Standard">
      <style:paragraph-properties fo:margin-left="0.9846in" fo:margin-right="0in" fo:text-indent="0in" style:auto-text-indent="false"/>
      <style:text-properties fo:font-size="14pt" fo:font-style="normal" style:text-underline-style="none" fo:font-weight="normal" officeooo:rsid="00066093" officeooo:paragraph-rsid="0009770a" style:font-size-asian="12.25pt" style:font-style-asian="normal" style:font-weight-asian="normal" style:font-size-complex="14pt" style:font-style-complex="normal" style:font-weight-complex="normal"/>
    </style:style>
    <style:style style:name="P90"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11310" style:font-size-asian="12.25pt" style:font-style-asian="normal" style:font-weight-asian="normal" style:font-size-complex="14pt" style:font-style-complex="normal" style:font-weight-complex="normal"/>
    </style:style>
    <style:style style:name="P91"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1de84"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9770a" style:font-size-asian="12.25pt" style:font-style-asian="normal" style:font-weight-asian="normal" style:font-size-complex="14pt" style:font-style-complex="normal" style:font-weight-complex="normal"/>
    </style:style>
    <style:style style:name="P93"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c6cad"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1169ba"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1840f0"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11310"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1de84"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9770a"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c6cad"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169ba"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840f0"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9846in" fo:margin-right="0in" fo:text-indent="0in" style:auto-text-indent="false"/>
      <style:text-properties fo:font-size="14pt" fo:font-style="normal" style:text-underline-style="none" fo:font-weight="normal" officeooo:rsid="0009770a" officeooo:paragraph-rsid="0009770a"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9846in" fo:margin-right="0in" fo:text-indent="0in" style:auto-text-indent="false"/>
      <style:text-properties fo:font-size="14pt" fo:font-style="normal" style:text-underline-style="none" fo:font-weight="normal" officeooo:rsid="0002c32a" officeooo:paragraph-rsid="0002c32a"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9770a" style:font-size-asian="12.25pt" style:font-style-asian="normal" style:font-weight-asian="normal" style:font-size-complex="14pt" style:font-style-complex="normal" style:font-weight-complex="normal"/>
    </style:style>
    <style:style style:name="P105"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c6cad"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77f98"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4793e"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9770a"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fd82c" style:font-size-asian="12.25pt" style:font-style-asian="normal" style:font-weight-asian="normal" style:font-size-complex="14pt" style:font-style-complex="normal" style:font-weight-complex="normal"/>
    </style:style>
    <style:style style:name="P110"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1169ba"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left="0.9846in" fo:margin-right="0in" fo:text-indent="0in" style:auto-text-indent="false"/>
      <style:text-properties fo:font-size="14pt" fo:font-style="normal" style:text-underline-style="none" fo:font-weight="normal" officeooo:rsid="000a9f71" officeooo:paragraph-rsid="000a9f71" style:font-size-asian="12.25pt" style:font-style-asian="normal" style:font-weight-asian="normal" style:font-size-complex="14pt" style:font-style-complex="normal" style:font-weight-complex="normal"/>
    </style:style>
    <style:style style:name="P112" style:family="paragraph" style:parent-style-name="Standard">
      <style:paragraph-properties fo:margin-left="0.9846in" fo:margin-right="0in" fo:text-indent="0in" style:auto-text-indent="false"/>
      <style:text-properties fo:font-size="14pt" fo:font-style="normal" style:text-underline-style="none" fo:font-weight="normal" officeooo:rsid="000c6cad" officeooo:paragraph-rsid="000c6cad"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0.9846in" fo:margin-right="0in" fo:text-indent="0in" style:auto-text-indent="false"/>
      <style:text-properties fo:font-size="14pt" fo:font-style="normal" style:text-underline-style="none" fo:font-weight="normal" officeooo:rsid="000d2780" officeooo:paragraph-rsid="000d2780"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left="0.9846in" fo:margin-right="0in" fo:text-indent="0in" style:auto-text-indent="false"/>
      <style:text-properties fo:font-size="14pt" fo:font-style="normal" style:text-underline-style="none" fo:font-weight="normal" officeooo:rsid="000e751e" officeooo:paragraph-rsid="000e751e"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9846in" fo:margin-right="0in" fo:text-indent="0in" style:auto-text-indent="false"/>
      <style:text-properties fo:font-size="14pt" fo:font-style="normal" style:text-underline-style="none" fo:font-weight="normal" officeooo:rsid="001353a8" officeooo:paragraph-rsid="001353a8" style:font-size-asian="12.25pt" style:font-style-asian="normal" style:font-weight-asian="normal" style:font-size-complex="14pt" style:font-style-complex="normal" style:font-weight-complex="normal"/>
    </style:style>
    <style:style style:name="P116" style:family="paragraph" style:parent-style-name="Standard">
      <style:paragraph-properties fo:margin-left="0.9846in" fo:margin-right="0in" fo:text-indent="0in" style:auto-text-indent="false"/>
      <style:text-properties fo:font-size="14pt" fo:font-style="normal" style:text-underline-style="none" fo:font-weight="normal" officeooo:rsid="001353a8" officeooo:paragraph-rsid="001840f0"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9846in" fo:margin-right="0in" fo:text-indent="0in" style:auto-text-indent="false"/>
      <style:text-properties fo:font-size="14pt" fo:font-style="normal" style:text-underline-style="none" fo:font-weight="normal" officeooo:rsid="001840f0" officeooo:paragraph-rsid="001840f0"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9846in" fo:margin-right="0in" fo:text-indent="0in" style:auto-text-indent="false"/>
      <style:text-properties fo:font-size="14pt" fo:font-style="normal" style:text-underline-style="none" fo:font-weight="normal" officeooo:rsid="001a0a07" officeooo:paragraph-rsid="001a0a07" style:font-size-asian="12.25pt" style:font-style-asian="normal" style:font-weight-asian="normal" style:font-size-complex="14pt" style:font-style-complex="normal" style:font-weight-complex="normal"/>
    </style:style>
    <style:style style:name="P119" style:family="paragraph" style:parent-style-name="Standard">
      <style:paragraph-properties fo:margin-left="0.9846in" fo:margin-right="0in" fo:text-indent="0in" style:auto-text-indent="false"/>
      <style:text-properties fo:font-size="14pt" fo:font-style="normal" style:text-underline-style="none" fo:font-weight="normal" officeooo:rsid="0020cbdf" officeooo:paragraph-rsid="0020cbdf" style:font-size-asian="12.25pt" style:font-style-asian="normal" style:font-weight-asian="normal" style:font-size-complex="14pt" style:font-style-complex="normal" style:font-weight-complex="normal"/>
    </style:style>
    <style:style style:name="P120" style:family="paragraph" style:parent-style-name="Standard">
      <style:paragraph-properties fo:margin-left="0.9846in" fo:margin-right="0in" fo:text-indent="0in" style:auto-text-indent="false"/>
      <style:text-properties fo:font-size="14pt" fo:font-style="normal" style:text-underline-style="none" fo:font-weight="normal" officeooo:rsid="0022375f" officeooo:paragraph-rsid="0022375f"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9846in" fo:margin-right="0in" fo:text-indent="0in" style:auto-text-indent="false"/>
      <style:text-properties fo:font-size="14pt" fo:font-style="normal" style:text-underline-style="none" fo:font-weight="normal" officeooo:rsid="00232629" officeooo:paragraph-rsid="00232629"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1de84" officeooo:paragraph-rsid="001840f0"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4637a" officeooo:paragraph-rsid="001840f0"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1de84" officeooo:paragraph-rsid="001840f0"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4793e" officeooo:paragraph-rsid="001840f0"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9846in" fo:margin-right="0in" fo:text-indent="0in" style:auto-text-indent="false"/>
      <style:text-properties fo:color="#000000" fo:font-size="14pt" fo:font-style="normal" style:text-underline-style="solid" style:text-underline-width="auto" style:text-underline-color="font-color" fo:font-weight="normal" officeooo:rsid="001a0a07" officeooo:paragraph-rsid="001a0a07"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9846in" fo:margin-right="0in" fo:text-align="center" style:justify-single-word="false" fo:text-indent="0in" style:auto-text-indent="false"/>
      <style:text-properties fo:font-size="16pt" fo:font-style="normal" style:text-underline-style="solid" style:text-underline-width="auto" style:text-underline-color="font-color" fo:font-weight="bold" officeooo:rsid="001af822" officeooo:paragraph-rsid="001af822" style:font-size-asian="16pt" style:font-style-asian="normal" style:font-weight-asian="bold" style:font-size-complex="16pt" style:font-style-complex="normal" style:font-weight-complex="bold"/>
    </style:style>
    <style:style style:name="P128" style:family="paragraph" style:parent-style-name="Standard">
      <style:paragraph-properties fo:margin-left="0.9846in" fo:margin-right="0in" fo:text-align="start" style:justify-single-word="false" fo:text-indent="0in" style:auto-text-indent="false"/>
      <style:text-properties fo:font-size="12pt" fo:font-style="normal" style:text-underline-style="solid" style:text-underline-width="auto" style:text-underline-color="font-color" fo:font-weight="bold" officeooo:rsid="001af822" officeooo:paragraph-rsid="001af822" style:font-size-asian="10.5pt" style:font-style-asian="normal" style:font-weight-asian="bold" style:font-size-complex="12pt" style:font-style-complex="normal" style:font-weight-complex="bold"/>
    </style:style>
    <style:style style:name="P129" style:family="paragraph" style:parent-style-name="Standard">
      <style:paragraph-properties fo:margin-left="0.9846in" fo:margin-right="0in" fo:text-align="start" style:justify-single-word="false" fo:text-indent="0in" style:auto-text-indent="false" fo:break-before="page"/>
      <style:text-properties fo:font-size="16pt" fo:font-style="normal" style:text-underline-style="solid" style:text-underline-width="auto" style:text-underline-color="font-color" fo:font-weight="bold" officeooo:rsid="001af822" officeooo:paragraph-rsid="001af822" style:font-size-asian="16pt" style:font-style-asian="normal" style:font-weight-asian="bold" style:font-size-complex="16pt" style:font-style-complex="normal" style:font-weight-complex="bold"/>
    </style:style>
    <style:style style:name="P130"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05816" style:font-size-asian="12.25pt" style:font-style-asian="normal" style:font-weight-asian="normal" style:font-size-complex="14pt" style:font-style-complex="normal" style:font-weight-complex="normal"/>
    </style:style>
    <style:style style:name="P131"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1de84" style:font-size-asian="12.25pt" style:font-style-asian="normal" style:font-weight-asian="normal" style:font-size-complex="14pt" style:font-style-complex="normal" style:font-weight-complex="normal"/>
    </style:style>
    <style:style style:name="P132"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9770a" style:font-size-asian="12.25pt" style:font-style-asian="normal" style:font-weight-asian="normal" style:font-size-complex="14pt" style:font-style-complex="normal" style:font-weight-complex="normal"/>
    </style:style>
    <style:style style:name="P133"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c6cad" style:font-size-asian="12.25pt" style:font-style-asian="normal" style:font-weight-asian="normal" style:font-size-complex="14pt" style:font-style-complex="normal" style:font-weight-complex="normal"/>
    </style:style>
    <style:style style:name="P134"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1169ba" style:font-size-asian="12.25pt" style:font-style-asian="normal" style:font-weight-asian="normal" style:font-size-complex="14pt" style:font-style-complex="normal" style:font-weight-complex="normal"/>
    </style:style>
    <style:style style:name="P135"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1840f0" style:font-size-asian="12.25pt" style:font-style-asian="normal" style:font-weight-asian="normal" style:font-size-complex="14pt" style:font-style-complex="normal" style:font-weight-complex="normal"/>
    </style:style>
    <style:style style:name="P136"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normal" officeooo:rsid="001b2b45" officeooo:paragraph-rsid="001b2b45" style:font-size-asian="14pt" style:font-style-asian="normal" style:font-weight-asian="normal" style:font-size-complex="14pt" style:font-style-complex="normal" style:font-weight-complex="normal"/>
    </style:style>
    <style:style style:name="P137"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0c6cad" officeooo:paragraph-rsid="0024f91a" style:font-size-asian="13pt" style:font-style-asian="normal" style:font-weight-asian="normal" style:font-size-complex="13pt" style:font-style-complex="normal" style:font-weight-complex="normal"/>
    </style:style>
    <style:style style:name="P138"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066093" officeooo:paragraph-rsid="0024f91a" style:font-size-asian="13pt" style:font-style-asian="normal" style:font-weight-asian="normal" style:font-size-complex="13pt" style:font-style-complex="normal" style:font-weight-complex="normal"/>
    </style:style>
    <style:style style:name="P139"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1840f0" officeooo:paragraph-rsid="0024f91a" style:font-size-asian="13pt" style:font-style-asian="normal" style:font-weight-asian="normal" style:font-size-complex="13pt" style:font-style-complex="normal" style:font-weight-complex="normal"/>
    </style:style>
    <style:style style:name="P140"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1353a8" officeooo:paragraph-rsid="0024f91a" style:font-size-asian="13pt" style:font-style-asian="normal" style:font-weight-asian="normal" style:font-size-complex="13pt" style:font-style-complex="normal" style:font-weight-complex="normal"/>
    </style:style>
    <style:style style:name="P141" style:family="paragraph" style:parent-style-name="Standard">
      <style:paragraph-properties fo:text-align="center" style:justify-single-word="false" fo:break-before="page"/>
      <style:text-properties fo:font-size="16pt" officeooo:rsid="00005816" officeooo:paragraph-rsid="0009770a" style:font-size-asian="16pt" style:font-size-complex="16pt"/>
    </style:style>
    <style:style style:name="P142" style:family="paragraph" style:parent-style-name="Standard">
      <style:paragraph-properties fo:text-align="center" style:justify-single-word="false" fo:break-before="page"/>
      <style:text-properties fo:font-size="16pt" officeooo:rsid="00005816" officeooo:paragraph-rsid="000c6cad" style:font-size-asian="16pt" style:font-size-complex="16pt"/>
    </style:style>
    <style:style style:name="P143" style:family="paragraph" style:parent-style-name="Standard">
      <style:paragraph-properties fo:text-align="center" style:justify-single-word="false" fo:break-before="page"/>
      <style:text-properties fo:font-size="16pt" officeooo:rsid="00005816" officeooo:paragraph-rsid="0001de84" style:font-size-asian="16pt" style:font-size-complex="16pt"/>
    </style:style>
    <style:style style:name="P144" style:family="paragraph" style:parent-style-name="Standard">
      <style:paragraph-properties fo:text-align="center" style:justify-single-word="false" fo:break-before="page"/>
      <style:text-properties fo:font-size="16pt" officeooo:rsid="00005816" officeooo:paragraph-rsid="001169ba" style:font-size-asian="16pt" style:font-size-complex="16pt"/>
    </style:style>
    <style:style style:name="P145" style:family="paragraph" style:parent-style-name="Standard">
      <style:paragraph-properties fo:text-align="center" style:justify-single-word="false" fo:break-before="page"/>
      <style:text-properties fo:font-size="16pt" officeooo:rsid="00005816" officeooo:paragraph-rsid="001840f0" style:font-size-asian="16pt" style:font-size-complex="16pt"/>
    </style:style>
    <style:style style:name="P146" style:family="paragraph" style:parent-style-name="Standard">
      <style:paragraph-properties fo:text-align="center" style:justify-single-word="false" fo:break-before="page"/>
      <style:text-properties fo:font-size="16pt" officeooo:rsid="00005816" officeooo:paragraph-rsid="00005816" style:font-size-asian="16pt" style:font-size-complex="16pt"/>
    </style:style>
    <style:style style:name="P147" style:family="paragraph" style:parent-style-name="Table_20_Contents">
      <style:text-properties fo:font-size="12pt" officeooo:rsid="001be1fa" officeooo:paragraph-rsid="001be1fa" style:font-size-asian="12pt" style:font-size-complex="12pt"/>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fo:font-size="16pt" style:font-size-asian="16pt" style:font-size-complex="16pt"/>
    </style:style>
    <style:style style:name="P150" style:family="paragraph" style:parent-style-name="Table_20_Contents">
      <style:paragraph-properties fo:text-align="center" style:justify-single-word="false"/>
      <style:text-properties fo:font-size="16pt" officeooo:rsid="0023d1f7" officeooo:paragraph-rsid="0023d1f7" style:font-size-asian="16pt" style:font-size-complex="16pt"/>
    </style:style>
    <style:style style:name="P151" style:family="paragraph" style:parent-style-name="Table_20_Contents">
      <style:paragraph-properties fo:text-align="center" style:justify-single-word="false"/>
      <style:text-properties fo:font-size="16pt" officeooo:rsid="0023d1f7" officeooo:paragraph-rsid="00246086" style:font-size-asian="16pt" style:font-size-complex="16pt"/>
    </style:style>
    <style:style style:name="P152" style:family="paragraph" style:parent-style-name="Table_20_Contents">
      <style:paragraph-properties fo:text-align="center" style:justify-single-word="false"/>
      <style:text-properties fo:font-size="16pt" fo:font-weight="bold" officeooo:rsid="0023d1f7" officeooo:paragraph-rsid="0023d1f7" style:font-size-asian="16pt" style:font-weight-asian="bold" style:font-size-complex="16pt" style:font-weight-complex="bold"/>
    </style:style>
    <style:style style:name="P153" style:family="paragraph" style:parent-style-name="Table_20_Contents">
      <style:paragraph-properties fo:text-align="center" style:justify-single-word="false"/>
      <style:text-properties fo:font-size="16pt" fo:font-style="italic" officeooo:rsid="0023d1f7" officeooo:paragraph-rsid="0023d1f7" style:font-size-asian="16pt" style:font-style-asian="italic" style:font-size-complex="16pt" style:font-style-complex="italic"/>
    </style:style>
    <style:style style:name="P154" style:family="paragraph" style:parent-style-name="Table_20_Contents">
      <style:paragraph-properties fo:text-align="center" style:justify-single-word="false"/>
      <style:text-properties officeooo:rsid="0024f91a" officeooo:paragraph-rsid="0024f91a"/>
    </style:style>
    <style:style style:name="P155" style:family="paragraph" style:parent-style-name="Table_20_Contents">
      <style:paragraph-properties fo:text-align="center" style:justify-single-word="false"/>
      <style:text-properties fo:font-size="13pt" officeooo:rsid="0023d1f7" officeooo:paragraph-rsid="0023d1f7" style:font-size-asian="13pt" style:font-size-complex="13pt"/>
    </style:style>
    <style:style style:name="P156" style:family="paragraph" style:parent-style-name="Table_20_Contents">
      <style:paragraph-properties fo:text-align="center" style:justify-single-word="false"/>
      <style:text-properties fo:font-size="13pt" officeooo:rsid="00246086" officeooo:paragraph-rsid="00246086" style:font-size-asian="13pt" style:font-size-complex="13pt"/>
    </style:style>
    <style:style style:name="P157" style:family="paragraph" style:parent-style-name="Table_20_Contents">
      <style:paragraph-properties fo:text-align="center" style:justify-single-word="false"/>
      <style:text-properties fo:font-weight="bold" officeooo:rsid="0024f91a" officeooo:paragraph-rsid="0024f91a" style:font-weight-asian="bold" style:font-weight-complex="bold"/>
    </style:style>
    <style:style style:name="P15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05816" officeooo:paragraph-rsid="00005816" style:font-size-asian="16pt" style:font-weight-asian="bold" style:font-size-complex="16pt" style:font-weight-complex="bold"/>
    </style:style>
    <style:style style:name="P159" style:family="paragraph" style:parent-style-name="Standard">
      <style:paragraph-properties fo:text-align="start" style:justify-single-word="false"/>
      <style:text-properties fo:font-size="16pt" style:text-underline-style="solid" style:text-underline-width="auto" style:text-underline-color="font-color" fo:font-weight="bold" officeooo:rsid="0024f91a" officeooo:paragraph-rsid="0024f91a" style:font-size-asian="16pt" style:font-weight-asian="bold" style:font-size-complex="16pt" style:font-weight-complex="bold"/>
    </style:style>
    <style:style style:name="P160" style:family="paragraph" style:parent-style-name="Standard" style:list-style-name="L1">
      <style:paragraph-properties fo:text-align="start" style:justify-single-word="false"/>
      <style:text-properties fo:font-size="16pt" style:text-underline-style="none" fo:font-weight="normal" officeooo:rsid="0026d66e" officeooo:paragraph-rsid="0028b988" style:font-size-asian="16pt" style:font-weight-asian="normal" style:font-size-complex="16pt" style:font-weight-complex="normal"/>
    </style:style>
    <style:style style:name="P161" style:family="paragraph" style:parent-style-name="Standard" style:list-style-name="L1">
      <style:paragraph-properties fo:text-align="start" style:justify-single-word="false"/>
      <style:text-properties fo:font-size="16pt" style:text-underline-style="none" fo:font-weight="normal" officeooo:rsid="0026d66e" officeooo:paragraph-rsid="0026d66e" style:font-size-asian="16pt" style:font-weight-asian="normal" style:font-size-complex="16pt" style:font-weight-complex="normal"/>
    </style:style>
    <style:style style:name="P162" style:family="paragraph" style:parent-style-name="Standard" style:list-style-name="L1">
      <style:paragraph-properties fo:text-align="start" style:justify-single-word="false"/>
      <style:text-properties fo:font-size="16pt" style:text-underline-style="none" fo:font-weight="normal" officeooo:rsid="0026685e" officeooo:paragraph-rsid="0026685e" style:font-size-asian="16pt" style:font-weight-asian="normal" style:font-size-complex="16pt" style:font-weight-complex="normal"/>
    </style:style>
    <style:style style:name="P163" style:family="paragraph" style:parent-style-name="Standard" style:list-style-name="L1">
      <style:paragraph-properties fo:text-align="start" style:justify-single-word="false"/>
      <style:text-properties fo:font-size="16pt" style:text-underline-style="none" fo:font-weight="normal" officeooo:rsid="0029c8c6" officeooo:paragraph-rsid="0029c8c6" style:font-size-asian="16pt" style:font-weight-asian="normal" style:font-size-complex="16pt" style:font-weight-complex="normal"/>
    </style:style>
    <style:style style:name="P164" style:family="paragraph" style:parent-style-name="Standard" style:list-style-name="L1">
      <style:paragraph-properties fo:text-align="start" style:justify-single-word="false"/>
      <style:text-properties fo:font-size="16pt" style:text-underline-style="none" fo:font-weight="normal" officeooo:rsid="0024f91a" officeooo:paragraph-rsid="0024f91a" style:font-size-asian="16pt" style:font-weight-asian="normal" style:font-size-complex="16pt" style:font-weight-complex="normal"/>
    </style:style>
    <style:style style:name="P165" style:family="paragraph" style:parent-style-name="Standard">
      <style:paragraph-properties fo:text-align="start" style:justify-single-word="false"/>
      <style:text-properties fo:font-size="12pt" fo:font-style="italic" style:text-underline-style="none" fo:font-weight="bold" officeooo:rsid="00066093" officeooo:paragraph-rsid="001b2b45" style:font-size-asian="12pt" style:font-style-asian="italic" style:font-weight-asian="bold" style:font-size-complex="12pt" style:font-style-complex="italic" style:font-weight-complex="bold"/>
    </style:style>
    <style:style style:name="P166" style:family="paragraph" style:parent-style-name="Standard">
      <style:paragraph-properties fo:text-align="start" style:justify-single-word="false"/>
      <style:text-properties fo:font-size="12pt" fo:font-style="italic" style:text-underline-style="none" fo:font-weight="bold" officeooo:rsid="00005816" officeooo:paragraph-rsid="001b2b45" style:font-size-asian="12pt" style:font-style-asian="italic" style:font-weight-asian="bold" style:font-size-complex="12pt" style:font-style-complex="italic" style:font-weight-complex="bold"/>
    </style:style>
    <style:style style:name="P167" style:family="paragraph" style:parent-style-name="Standard">
      <style:paragraph-properties fo:text-align="start" style:justify-single-word="false"/>
      <style:text-properties fo:font-size="12pt" fo:font-style="italic" style:text-underline-style="none" fo:font-weight="normal" officeooo:rsid="00066093" officeooo:paragraph-rsid="001b2b45" style:font-size-asian="12pt" style:font-style-asian="italic" style:font-weight-asian="normal" style:font-size-complex="12pt" style:font-style-complex="italic" style:font-weight-complex="normal"/>
    </style:style>
    <style:style style:name="P168" style:family="paragraph" style:parent-style-name="Standard">
      <style:paragraph-properties fo:text-align="start" style:justify-single-word="false"/>
      <style:text-properties fo:font-size="12pt" fo:font-style="normal" style:text-underline-style="none" fo:font-weight="normal" officeooo:rsid="001b2b45" officeooo:paragraph-rsid="001b2b45" style:font-size-asian="12pt" style:font-style-asian="normal" style:font-weight-asian="normal" style:font-size-complex="12pt" style:font-style-complex="normal" style:font-weight-complex="normal"/>
    </style:style>
    <style:style style:name="P169" style:family="paragraph" style:parent-style-name="Standard">
      <style:paragraph-properties fo:margin-left="0in" fo:margin-right="0in" fo:text-align="start" style:justify-single-word="false" fo:text-indent="0in" style:auto-text-indent="false"/>
      <style:text-properties fo:font-size="12pt" fo:font-style="italic" style:text-underline-style="none" fo:font-weight="bold" officeooo:rsid="00005816" officeooo:paragraph-rsid="001b2b45" style:font-size-asian="12pt" style:font-style-asian="italic" style:font-weight-asian="bold" style:font-size-complex="12pt" style:font-style-complex="italic" style:font-weight-complex="bold"/>
    </style:style>
    <style:style style:name="P170" style:family="paragraph" style:parent-style-name="Standard">
      <style:paragraph-properties fo:margin-left="0in" fo:margin-right="0in" fo:text-indent="0in" style:auto-text-indent="false"/>
      <style:text-properties fo:font-size="12pt" fo:font-style="italic" style:text-underline-style="none" fo:font-weight="bold" officeooo:rsid="00077f98" officeooo:paragraph-rsid="001b2b45" style:font-size-asian="10.5pt" style:font-style-asian="italic" style:font-weight-asian="bold" style:font-size-complex="12pt" style:font-style-complex="italic" style:font-weight-complex="bold"/>
    </style:style>
    <style:style style:name="P171" style:family="paragraph" style:parent-style-name="Standard">
      <style:paragraph-properties fo:margin-left="0in" fo:margin-right="0in" fo:text-indent="0in" style:auto-text-indent="false"/>
      <style:text-properties fo:font-size="12pt" fo:font-style="italic" style:text-underline-style="none" fo:font-weight="bold" officeooo:rsid="001be1fa" officeooo:paragraph-rsid="001be1fa" style:font-size-asian="10.5pt" style:font-style-asian="italic" style:font-weight-asian="bold" style:font-size-complex="12pt" style:font-style-complex="italic" style:font-weight-complex="bold"/>
    </style:style>
    <style:style style:name="P172" style:family="paragraph" style:parent-style-name="Standard">
      <style:paragraph-properties fo:margin-left="0in" fo:margin-right="0in" fo:text-indent="0in" style:auto-text-indent="false"/>
      <style:text-properties fo:font-size="12pt" fo:font-style="normal" style:text-underline-style="none" fo:font-weight="normal" officeooo:rsid="001b2b45" officeooo:paragraph-rsid="001b2b45" style:font-size-asian="10.5pt" style:font-style-asian="normal" style:font-weight-asian="normal" style:font-size-complex="12pt" style:font-style-complex="normal" style:font-weight-complex="normal"/>
    </style:style>
    <style:style style:name="P173" style:family="paragraph" style:parent-style-name="Standard">
      <style:paragraph-properties fo:margin-left="0in" fo:margin-right="0in" fo:text-indent="0in" style:auto-text-indent="false"/>
      <style:text-properties fo:font-size="12pt" fo:font-style="normal" style:text-underline-style="none" fo:font-weight="normal" officeooo:rsid="001be1fa" officeooo:paragraph-rsid="001be1fa" style:font-size-asian="10.5pt" style:font-style-asian="normal" style:font-weight-asian="normal" style:font-size-complex="12pt" style:font-style-complex="normal" style:font-weight-complex="normal"/>
    </style:style>
    <style:style style:name="P174" style:family="paragraph" style:parent-style-name="Standard">
      <style:paragraph-properties fo:margin-left="0in" fo:margin-right="0in" fo:text-indent="0in" style:auto-text-indent="false"/>
      <style:text-properties fo:font-size="12pt" fo:font-style="normal" style:text-underline-style="none" fo:font-weight="bold" officeooo:rsid="001be1fa" officeooo:paragraph-rsid="001be1fa" style:font-size-asian="10.5pt" style:font-style-asian="normal" style:font-weight-asian="bold" style:font-size-complex="12pt" style:font-style-complex="normal" style:font-weight-complex="bold"/>
    </style:style>
    <style:style style:name="P175" style:family="paragraph" style:parent-style-name="Table_20_Contents">
      <style:paragraph-properties fo:text-align="center" style:justify-single-word="false"/>
      <style:text-properties fo:font-size="16pt" fo:font-weight="bold" officeooo:rsid="00380d8e" officeooo:paragraph-rsid="00380d8e" style:font-size-asian="16pt" style:font-weight-asian="bold" style:font-size-complex="16pt" style:font-weight-complex="bold"/>
    </style:style>
    <style:style style:name="P176" style:family="paragraph" style:parent-style-name="Table_20_Contents">
      <style:paragraph-properties fo:text-align="center" style:justify-single-word="false"/>
      <style:text-properties fo:font-size="16pt" fo:font-style="italic" officeooo:rsid="0023d1f7" officeooo:paragraph-rsid="0023d1f7" style:font-size-asian="16pt" style:font-style-asian="italic" style:font-size-complex="16pt" style:font-style-complex="italic"/>
    </style:style>
    <style:style style:name="P177" style:family="paragraph" style:parent-style-name="Table_20_Contents">
      <style:paragraph-properties fo:text-align="center" style:justify-single-word="false"/>
      <style:text-properties fo:font-size="13pt" officeooo:rsid="0023d1f7" officeooo:paragraph-rsid="0023d1f7" style:font-size-asian="13pt" style:font-size-complex="13pt"/>
    </style:style>
    <style:style style:name="P178" style:family="paragraph" style:parent-style-name="Table_20_Contents">
      <style:paragraph-properties fo:text-align="center" style:justify-single-word="false"/>
      <style:text-properties fo:font-size="13pt" officeooo:rsid="003058ed" officeooo:paragraph-rsid="003058ed" style:font-size-asian="13pt" style:font-size-complex="13pt"/>
    </style:style>
    <style:style style:name="P179" style:family="paragraph" style:parent-style-name="Table_20_Contents">
      <style:paragraph-properties fo:text-align="center" style:justify-single-word="false"/>
      <style:text-properties fo:font-size="13pt" officeooo:rsid="0034fd04" officeooo:paragraph-rsid="0034fd04" style:font-size-asian="13pt" style:font-size-complex="13pt"/>
    </style:style>
    <style:style style:name="P180" style:family="paragraph" style:parent-style-name="Table_20_Contents">
      <style:paragraph-properties fo:text-align="center" style:justify-single-word="false"/>
      <style:text-properties fo:color="#000000" fo:font-size="13pt" officeooo:rsid="00246086" officeooo:paragraph-rsid="00246086" style:font-size-asian="13pt" style:font-size-complex="13pt"/>
    </style:style>
    <style:style style:name="P1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9c8c6" style:font-weight-asian="bold" style:font-weight-complex="bold"/>
    </style:style>
    <style:style style:name="T4" style:family="text">
      <style:text-properties fo:font-style="italic" style:text-underline-style="none" style:font-size-asian="12.25p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size="12pt" officeooo:rsid="00066093"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italic" style:text-underline-style="none" style:font-size-asian="10.5pt" style:font-style-asian="italic" style:font-size-complex="12pt" style:font-style-complex="italic"/>
    </style:style>
    <style:style style:name="T11" style:family="text">
      <style:text-properties fo:font-size="12pt" fo:font-style="italic" style:text-underline-style="none" officeooo:rsid="00011310" style:font-size-asian="10.5pt" style:font-style-asian="italic" style:font-size-complex="12pt" style:font-style-complex="italic"/>
    </style:style>
    <style:style style:name="T12" style:family="text">
      <style:text-properties fo:font-size="12pt" fo:font-style="italic" style:text-underline-style="none" officeooo:rsid="00077f98" style:font-size-asian="10.5pt" style:font-style-asian="italic" style:font-size-complex="12pt" style:font-style-complex="italic"/>
    </style:style>
    <style:style style:name="T13" style:family="text">
      <style:text-properties fo:font-size="12pt" fo:font-style="italic" style:text-underline-style="none" officeooo:rsid="0008d69b" style:font-size-asian="10.5pt" style:font-style-asian="italic" style:font-size-complex="12pt" style:font-style-complex="italic"/>
    </style:style>
    <style:style style:name="T14" style:family="text">
      <style:text-properties fo:font-size="12pt" fo:font-style="italic" style:text-underline-style="none" officeooo:rsid="0020cbdf" style:font-size-asian="10.5pt" style:font-style-asian="italic" style:font-size-complex="12pt" style:font-style-complex="italic"/>
    </style:style>
    <style:style style:name="T15" style:family="text">
      <style:text-properties fo:font-size="12pt" fo:font-style="italic" style:text-underline-style="none" style:font-size-asian="12pt" style:font-style-asian="italic" style:font-size-complex="12pt" style:font-style-complex="italic"/>
    </style:style>
    <style:style style:name="T16" style:family="text">
      <style:text-properties fo:font-size="12pt" fo:font-style="italic" style:text-underline-style="none" officeooo:rsid="000d2780" style:font-size-asian="12pt" style:font-style-asian="italic" style:font-size-complex="12pt" style:font-style-complex="italic"/>
    </style:style>
    <style:style style:name="T17" style:family="text">
      <style:text-properties fo:font-size="12pt" fo:font-style="italic" style:text-underline-style="none" officeooo:rsid="001169ba" style:font-size-asian="12pt" style:font-style-asian="italic" style:font-size-complex="12pt" style:font-style-complex="italic"/>
    </style:style>
    <style:style style:name="T18" style:family="text">
      <style:text-properties fo:font-size="12pt" fo:font-style="italic" style:text-underline-style="none" officeooo:rsid="001353a8" style:font-size-asian="12pt" style:font-style-asian="italic" style:font-size-complex="12pt" style:font-style-complex="italic"/>
    </style:style>
    <style:style style:name="T19" style:family="text">
      <style:text-properties fo:font-size="12pt" fo:font-style="italic" style:text-underline-style="none" officeooo:rsid="001840f0" style:font-size-asian="12pt" style:font-style-asian="italic" style:font-size-complex="12pt" style:font-style-complex="italic"/>
    </style:style>
    <style:style style:name="T20" style:family="text">
      <style:text-properties fo:font-size="12pt" fo:font-style="italic" style:text-underline-style="none" fo:font-weight="bold" officeooo:rsid="0020cbdf" style:font-size-asian="10.5pt" style:font-style-asian="italic" style:font-weight-asian="bold" style:font-size-complex="12pt" style:font-style-complex="italic" style:font-weight-complex="bold"/>
    </style:style>
    <style:style style:name="T21" style:family="text">
      <style:text-properties fo:font-size="12pt" fo:font-style="italic" style:text-underline-style="none" fo:font-weight="bold" officeooo:rsid="00232629" style:font-size-asian="10.5pt" style:font-style-asian="italic" style:font-weight-asian="bold" style:font-size-complex="12pt" style:font-style-complex="italic" style:font-weight-complex="bold"/>
    </style:style>
    <style:style style:name="T22" style:family="text">
      <style:text-properties fo:font-size="12pt" style:text-underline-style="none" style:font-size-asian="10.5pt" style:font-size-complex="12pt"/>
    </style:style>
    <style:style style:name="T23" style:family="text">
      <style:text-properties fo:font-size="12pt" style:text-underline-style="none" officeooo:rsid="00077f98" style:font-size-asian="10.5pt" style:font-size-complex="12pt"/>
    </style:style>
    <style:style style:name="T24" style:family="text">
      <style:text-properties style:font-size-asian="12.25pt"/>
    </style:style>
    <style:style style:name="T25" style:family="text">
      <style:text-properties officeooo:rsid="00011310" style:font-size-asian="12.25pt"/>
    </style:style>
    <style:style style:name="T26" style:family="text">
      <style:text-properties officeooo:rsid="0004637a" style:font-size-asian="12.25pt"/>
    </style:style>
    <style:style style:name="T27" style:family="text">
      <style:text-properties officeooo:rsid="000a9f71" style:font-size-asian="12.25pt"/>
    </style:style>
    <style:style style:name="T28" style:family="text">
      <style:text-properties officeooo:rsid="000e751e" style:font-size-asian="12.25pt"/>
    </style:style>
    <style:style style:name="T29" style:family="text">
      <style:text-properties officeooo:rsid="000fd82c" style:font-size-asian="12.25pt"/>
    </style:style>
    <style:style style:name="T30" style:family="text">
      <style:text-properties officeooo:rsid="0004793e" style:font-size-asian="12.25pt"/>
    </style:style>
    <style:style style:name="T31" style:family="text">
      <style:text-properties officeooo:rsid="00154692" style:font-size-asian="12.25pt"/>
    </style:style>
    <style:style style:name="T32" style:family="text">
      <style:text-properties officeooo:rsid="001644cb" style:font-size-asian="12.25pt"/>
    </style:style>
    <style:style style:name="T33" style:family="text">
      <style:text-properties officeooo:rsid="001a0a07" style:font-size-asian="12.25pt"/>
    </style:style>
    <style:style style:name="T34" style:family="text">
      <style:text-properties officeooo:rsid="001af822" style:font-size-asian="12.25pt"/>
    </style:style>
    <style:style style:name="T35" style:family="text">
      <style:text-properties style:text-underline-style="none"/>
    </style:style>
    <style:style style:name="T36" style:family="text">
      <style:text-properties style:text-underline-style="none" style:font-size-asian="12.25pt"/>
    </style:style>
    <style:style style:name="T37" style:family="text">
      <style:text-properties style:text-underline-style="none" officeooo:rsid="00011310" style:font-size-asian="12.25pt"/>
    </style:style>
    <style:style style:name="T38" style:family="text">
      <style:text-properties style:text-underline-style="none" officeooo:rsid="0002c32a" style:font-size-asian="12.25pt"/>
    </style:style>
    <style:style style:name="T39" style:family="text">
      <style:text-properties style:text-underline-style="none" officeooo:rsid="00066093" style:font-size-asian="12.25pt"/>
    </style:style>
    <style:style style:name="T40" style:family="text">
      <style:text-properties style:text-underline-style="none" officeooo:rsid="000a9f71" style:font-size-asian="12.25pt"/>
    </style:style>
    <style:style style:name="T41" style:family="text">
      <style:text-properties style:text-underline-style="none" officeooo:rsid="000d2780" style:font-size-asian="12.25pt"/>
    </style:style>
    <style:style style:name="T42" style:family="text">
      <style:text-properties style:text-underline-style="none" officeooo:rsid="001353a8" style:font-size-asian="12.25pt"/>
    </style:style>
    <style:style style:name="T43" style:family="text">
      <style:text-properties style:text-underline-style="none" officeooo:rsid="001840f0" style:font-size-asian="12.25pt"/>
    </style:style>
    <style:style style:name="T44" style:family="text">
      <style:text-properties style:text-underline-style="none" officeooo:rsid="001af822" style:font-size-asian="12.25pt"/>
    </style:style>
    <style:style style:name="T45" style:family="text">
      <style:text-properties officeooo:rsid="00011310"/>
    </style:style>
    <style:style style:name="T46" style:family="text">
      <style:text-properties officeooo:rsid="0004637a"/>
    </style:style>
    <style:style style:name="T47" style:family="text">
      <style:text-properties officeooo:rsid="0004793e"/>
    </style:style>
    <style:style style:name="T48" style:family="text">
      <style:text-properties officeooo:rsid="000a9f71"/>
    </style:style>
    <style:style style:name="T49" style:family="text">
      <style:text-properties officeooo:rsid="000c6070"/>
    </style:style>
    <style:style style:name="T50" style:family="text">
      <style:text-properties officeooo:rsid="000e751e"/>
    </style:style>
    <style:style style:name="T51" style:family="text">
      <style:text-properties officeooo:rsid="000fd82c"/>
    </style:style>
    <style:style style:name="T52" style:family="text">
      <style:text-properties fo:font-weight="bold" style:font-weight-asian="bold" style:font-weight-complex="bold"/>
    </style:style>
    <style:style style:name="T53" style:family="text">
      <style:text-properties fo:font-weight="bold" officeooo:rsid="0009770a" style:font-weight-asian="bold" style:font-weight-complex="bold"/>
    </style:style>
    <style:style style:name="T54" style:family="text">
      <style:text-properties fo:font-weight="bold" officeooo:rsid="00011310" style:font-weight-asian="bold" style:font-weight-complex="bold"/>
    </style:style>
    <style:style style:name="T55" style:family="text">
      <style:text-properties fo:font-weight="bold" officeooo:rsid="0001de84" style:font-weight-asian="bold" style:font-weight-complex="bold"/>
    </style:style>
    <style:style style:name="T56" style:family="text">
      <style:text-properties fo:font-weight="bold" officeooo:rsid="000c6cad" style:font-weight-asian="bold" style:font-weight-complex="bold"/>
    </style:style>
    <style:style style:name="T57" style:family="text">
      <style:text-properties fo:font-weight="bold" officeooo:rsid="001169ba" style:font-weight-asian="bold" style:font-weight-complex="bold"/>
    </style:style>
    <style:style style:name="T58" style:family="text">
      <style:text-properties fo:font-weight="bold" officeooo:rsid="001840f0" style:font-weight-asian="bold" style:font-weight-complex="bold"/>
    </style:style>
    <style:style style:name="T59" style:family="text">
      <style:text-properties officeooo:rsid="00154692"/>
    </style:style>
    <style:style style:name="T60" style:family="text">
      <style:text-properties officeooo:rsid="001644cb"/>
    </style:style>
    <style:style style:name="T61" style:family="text">
      <style:text-properties officeooo:rsid="001af822"/>
    </style:style>
    <style:style style:name="T62" style:family="text">
      <style:text-properties officeooo:rsid="001b2b45"/>
    </style:style>
    <style:style style:name="T63" style:family="text">
      <style:text-properties officeooo:rsid="00246086"/>
    </style:style>
    <style:style style:name="T64" style:family="text">
      <style:text-properties officeooo:rsid="0026685e"/>
    </style:style>
    <style:style style:name="T65" style:family="text">
      <style:text-properties officeooo:rsid="0028b988"/>
    </style:style>
    <style:style style:name="T66" style:family="text">
      <style:text-properties officeooo:rsid="0032b2f3"/>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48"/>
          </table:table-cell>
          <table:table-cell table:style-name="Table2.A1" office:value-type="string">
            <text:p text:style-name="P157">Virtual Machines</text:p>
          </table:table-cell>
          <table:table-cell table:style-name="Table2.C1" office:value-type="string">
            <text:p text:style-name="P157">Linux Containers</text:p>
          </table:table-cell>
        </table:table-row>
        <table:table-row>
          <table:table-cell table:style-name="Table2.A2" office:value-type="string">
            <text:p text:style-name="P154">RTT host ↔ VM | LXC</text:p>
            <text:p text:style-name="P154">(min/mean/max/std.dev)</text:p>
          </table:table-cell>
          <table:table-cell table:style-name="Table2.B2" office:value-type="string">
            <text:p text:style-name="P137">0.035/0.068/1.730/0.054 ms</text:p>
          </table:table-cell>
          <table:table-cell table:style-name="Table2.C2" office:value-type="string">
            <text:p text:style-name="P138">0.005/0.007/0.110/0.003 ms</text:p>
          </table:table-cell>
        </table:table-row>
        <table:table-row>
          <table:table-cell table:style-name="Table2.A2" office:value-type="string">
            <text:p text:style-name="P154">RTT VM↔VM | LXC ↔ LXC</text:p>
            <text:p text:style-name="P154">(min/mean/max/std.dev)</text:p>
          </table:table-cell>
          <table:table-cell table:style-name="Table2.B2" office:value-type="string">
            <text:p text:style-name="P139">0.072/0.152/3.441/0.110 ms</text:p>
          </table:table-cell>
          <table:table-cell table:style-name="Table2.C2" office:value-type="string">
            <text:p text:style-name="P140">0.005/0.008/0.257/0.004 ms</text:p>
          </table:table-cell>
        </table:table-row>
      </table:table>
      <text:p text:style-name="Text_20_body"/>
      <table:table table:name="Table1" table:style-name="Table1">
        <table:table-column table:style-name="Table1.A"/>
        <table:table-column table:style-name="Table1.B"/>
        <table:table-column table:style-name="Table1.C" table:number-columns-repeated="2"/>
        <table:table-column table:style-name="Table1.E" table:number-columns-repeated="4"/>
        <table:table-column table:style-name="Table1.B"/>
        <table:table-column table:style-name="Table1.J"/>
        <table:table-row>
          <table:table-cell table:style-name="Table1.A1" table:number-rows-spanned="2" table:number-columns-spanned="2" office:value-type="string">
            <text:p text:style-name="P149"/>
          </table:table-cell>
          <table:covered-table-cell/>
          <table:table-cell table:style-name="Table1.C1" table:number-columns-spanned="2" office:value-type="string">
            <text:p text:style-name="P175">MOD_JK</text:p>
          </table:table-cell>
          <table:covered-table-cell/>
          <table:table-cell table:style-name="Table1.E1" table:number-columns-spanned="2" office:value-type="string">
            <text:p text:style-name="P152">HAPROXY</text:p>
          </table:table-cell>
          <table:covered-table-cell/>
          <table:table-cell table:style-name="Table1.G1" table:number-columns-spanned="2" office:value-type="string">
            <text:p text:style-name="P152">NGINX</text:p>
          </table:table-cell>
          <table:covered-table-cell/>
          <table:table-cell table:style-name="Table1.I1" table:number-columns-spanned="2" office:value-type="string">
            <text:p text:style-name="P152">LVS</text:p>
          </table:table-cell>
          <table:covered-table-cell/>
        </table:table-row>
        <table:table-row>
          <table:covered-table-cell/>
          <table:covered-table-cell/>
          <table:table-cell table:style-name="Table1.C2" office:value-type="string">
            <text:p text:style-name="P153">VM</text:p>
          </table:table-cell>
          <table:table-cell table:style-name="Table1.D2" office:value-type="string">
            <text:p text:style-name="P153">LXD</text:p>
          </table:table-cell>
          <table:table-cell table:style-name="Table1.C2" office:value-type="string">
            <text:p text:style-name="P153">VM</text:p>
          </table:table-cell>
          <table:table-cell table:style-name="Table1.D2" office:value-type="string">
            <text:p text:style-name="P153">LXD</text:p>
          </table:table-cell>
          <table:table-cell table:style-name="Table1.C2" office:value-type="string">
            <text:p text:style-name="P153">VM</text:p>
          </table:table-cell>
          <table:table-cell table:style-name="Table1.D2" office:value-type="string">
            <text:p text:style-name="P153">LXD</text:p>
          </table:table-cell>
          <table:table-cell table:style-name="Table1.C2" office:value-type="string">
            <text:p text:style-name="P153">VM </text:p>
          </table:table-cell>
          <table:table-cell table:style-name="Table1.J2" office:value-type="string">
            <text:p text:style-name="P153">LXD</text:p>
          </table:table-cell>
        </table:table-row>
        <table:table-row>
          <table:table-cell table:style-name="Table1.A5" table:number-rows-spanned="3" office:value-type="string">
            <text:p text:style-name="P150">BAND-</text:p>
            <text:p text:style-name="P150">WIDTH</text:p>
          </table:table-cell>
          <table:table-cell table:style-name="Table1.B3" office:value-type="string">
            <text:p text:style-name="P155">iperf3</text:p>
          </table:table-cell>
          <table:table-cell table:style-name="Table1.C2" office:value-type="string">
            <text:p text:style-name="P155"/>
          </table:table-cell>
          <table:table-cell table:style-name="Table1.D2" office:value-type="string">
            <text:p text:style-name="P155"/>
          </table:table-cell>
          <table:table-cell table:style-name="Table1.C2" office:value-type="string">
            <text:p text:style-name="P155">2.36 Gbps</text:p>
          </table:table-cell>
          <table:table-cell table:style-name="Table1.D2" office:value-type="string">
            <text:p text:style-name="P156">9.63 Gbps</text:p>
          </table:table-cell>
          <table:table-cell table:style-name="Table1.C2" office:value-type="string">
            <text:p text:style-name="P156">1.03 Gbps</text:p>
          </table:table-cell>
          <table:table-cell table:style-name="Table1.D2" office:value-type="string">
            <text:p text:style-name="P156">8.32 Gbps</text:p>
          </table:table-cell>
          <table:table-cell table:style-name="Table1.C2" office:value-type="string">
            <text:p text:style-name="P180">1.60 Gbps</text:p>
          </table:table-cell>
          <table:table-cell table:style-name="Table1.J2" office:value-type="string">
            <text:p text:style-name="P156">27.7 Gbps</text:p>
          </table:table-cell>
        </table:table-row>
        <table:table-row>
          <table:covered-table-cell/>
          <table:table-cell table:style-name="Table1.B4" office:value-type="string">
            <text:p text:style-name="P155">iperf3 -R</text:p>
          </table:table-cell>
          <table:table-cell table:style-name="Table1.C2" office:value-type="string">
            <text:p text:style-name="P155"/>
          </table:table-cell>
          <table:table-cell table:style-name="Table1.D2" office:value-type="string">
            <text:p text:style-name="P155"/>
          </table:table-cell>
          <table:table-cell table:style-name="Table1.C2" office:value-type="string">
            <text:p text:style-name="P155">8.83 Gbps</text:p>
          </table:table-cell>
          <table:table-cell table:style-name="Table1.D2" office:value-type="string">
            <text:p text:style-name="P156">8.87 Gbps</text:p>
          </table:table-cell>
          <table:table-cell table:style-name="Table1.C2" office:value-type="string">
            <text:p text:style-name="P156">8.07 Gbps</text:p>
          </table:table-cell>
          <table:table-cell table:style-name="Table1.D2" office:value-type="string">
            <text:p text:style-name="P156">8.12 Gbps</text:p>
          </table:table-cell>
          <table:table-cell table:style-name="Table1.C2" office:value-type="string">
            <text:p text:style-name="P180">3.62 Gbps</text:p>
          </table:table-cell>
          <table:table-cell table:style-name="Table1.J2" office:value-type="string">
            <text:p text:style-name="P156">35.8 Gbps</text:p>
          </table:table-cell>
        </table:table-row>
        <table:table-row>
          <table:covered-table-cell/>
          <table:table-cell table:style-name="Table1.B5" office:value-type="string">
            <text:p text:style-name="P155">nuttcp</text:p>
          </table:table-cell>
          <table:table-cell table:style-name="Table1.C2" office:value-type="string">
            <text:p text:style-name="P155"/>
          </table:table-cell>
          <table:table-cell table:style-name="Table1.D2" office:value-type="string">
            <text:p text:style-name="P155"/>
          </table:table-cell>
          <table:table-cell table:style-name="Table1.C2" office:value-type="string">
            <text:p text:style-name="P155">2.17 Gbps</text:p>
          </table:table-cell>
          <table:table-cell table:style-name="Table1.D2" office:value-type="string">
            <text:p text:style-name="P156">8.01 Gbps</text:p>
          </table:table-cell>
          <table:table-cell table:style-name="Table1.C2" office:value-type="string">
            <text:p text:style-name="P156">0.97 Gbps</text:p>
          </table:table-cell>
          <table:table-cell table:style-name="Table1.D2" office:value-type="string">
            <text:p text:style-name="P156">9.01 Gbps</text:p>
          </table:table-cell>
          <table:table-cell table:style-name="Table1.C2" office:value-type="string">
            <text:p text:style-name="P180">1.50 Gbps</text:p>
          </table:table-cell>
          <table:table-cell table:style-name="Table1.J2" office:value-type="string">
            <text:p text:style-name="P156">20.75 Gbps</text:p>
          </table:table-cell>
        </table:table-row>
        <table:table-row>
          <table:table-cell table:style-name="Table1.A7" table:number-rows-spanned="2" office:value-type="string">
            <text:p text:style-name="P151">#REQ/</text:p>
            <text:p text:style-name="P151"><text:span text:style-name="T63">S</text:span>EC</text:p>
          </table:table-cell>
          <table:table-cell table:style-name="Table1.B6" office:value-type="string">
            <text:p text:style-name="P155">ab</text:p>
          </table:table-cell>
          <table:table-cell table:style-name="Table1.C2" office:value-type="string">
            <text:p text:style-name="P179">496.92</text:p>
          </table:table-cell>
          <table:table-cell table:style-name="Table1.D2" office:value-type="string">
            <text:p text:style-name="P178">3479.28</text:p>
          </table:table-cell>
          <table:table-cell table:style-name="Table1.C2" office:value-type="string">
            <text:p text:style-name="P156">406.85</text:p>
          </table:table-cell>
          <table:table-cell table:style-name="Table1.D2" office:value-type="string">
            <text:p text:style-name="P156">1731.05</text:p>
          </table:table-cell>
          <table:table-cell table:style-name="Table1.C2" office:value-type="string">
            <text:p text:style-name="P156">508.32</text:p>
          </table:table-cell>
          <table:table-cell table:style-name="Table1.D2" office:value-type="string">
            <text:p text:style-name="P156">1619.50 </text:p>
          </table:table-cell>
          <table:table-cell table:style-name="Table1.C2" office:value-type="string">
            <text:p text:style-name="P156">618.60</text:p>
          </table:table-cell>
          <table:table-cell table:style-name="Table1.J2" office:value-type="string">
            <text:p text:style-name="P156">1770.05</text:p>
          </table:table-cell>
        </table:table-row>
        <table:table-row>
          <table:covered-table-cell/>
          <table:table-cell table:style-name="Table1.B7" office:value-type="string">
            <text:p text:style-name="P155">siege</text:p>
          </table:table-cell>
          <table:table-cell table:style-name="Table1.C2" office:value-type="string">
            <text:p text:style-name="P179">694.37</text:p>
          </table:table-cell>
          <table:table-cell table:style-name="Table1.D2" office:value-type="string">
            <text:p text:style-name="P178">1940.40</text:p>
          </table:table-cell>
          <table:table-cell table:style-name="Table1.C2" office:value-type="string">
            <text:p text:style-name="P156">141.90</text:p>
          </table:table-cell>
          <table:table-cell table:style-name="Table1.D2" office:value-type="string">
            <text:p text:style-name="P156">767.29</text:p>
          </table:table-cell>
          <table:table-cell table:style-name="Table1.C2" office:value-type="string">
            <text:p text:style-name="P156">187.57</text:p>
          </table:table-cell>
          <table:table-cell table:style-name="Table1.D2" office:value-type="string">
            <text:p text:style-name="P156">719.93</text:p>
          </table:table-cell>
          <table:table-cell table:style-name="Table1.C2" office:value-type="string">
            <text:p text:style-name="P156">212.40</text:p>
          </table:table-cell>
          <table:table-cell table:style-name="Table1.J2" office:value-type="string">
            <text:p text:style-name="P156">648.78</text:p>
          </table:table-cell>
        </table:table-row>
      </table:table>
      <text:p text:style-name="P158"/>
      <text:p text:style-name="P10"><text:span text:style-name="T3">Important n</text:span><text:span text:style-name="T2">otes:</text:span></text:p>
      <text:p text:style-name="P159"/>
      <text:list xml:id="list6732038956874996326" text:style-name="L1">
        <text:list-item>
          <text:p text:style-name="P160">See the annex at the end of th<text:span text:style-name="T65">is</text:span> document for a brief explanation of the commands used.</text:p>
        </text:list-item>
        <text:list-item>
          <text:p text:style-name="P162">It’s important to notice that all tests are performed locally, on a laptop, and don’t traverse a network at all.</text:p>
        </text:list-item>
        <text:list-item>
          <text:p text:style-name="P163">Bandwidth tests <text:span text:style-name="T6">(iperf3 and nuttcp)</text:span> through HAProxy and Nginx are performed just to give an idea of how much of a bottleneck they get to be, and the difference between them. However, in order for the tests to work, load balancers had to be put on TCP mode (L4 Load Balancing) instead of HTTP (L7) which is not their original purpose.</text:p>
        </text:list-item>
        <text:list-item>
          <text:p text:style-name="P164">With siege tests, <office:annotation office:name="__Annotation__2458_287278397"><dc:creator>Unknown Author</dc:creator><dc:date>2018-08-31T10:53:52.022472927</dc:date><text:p text:style-name="P181"><text:span text:style-name="T67">Not the case for Apache’s Load Balancer</text:span></text:p></office:annotation>virtual machines seem not <text:span text:style-name="T64">able </text:span>to handle more than 25 concurrent users<office:annotation-end office:name="__Annotation__2458_287278397"/> (the test takes a very long time). <text:span text:style-name="T64">On the other hand Linux Containers handle up to 100 (probably more).</text:span></text:p>
        </text:list-item>
        <text:list-item>
          <text:p text:style-name="P162">Some tests might be biased because of caching mechanisms or CPU load/performance on the moment of the test. </text:p>
        </text:list-item>
        <text:list-item>
          <text:p text:style-name="P162">Not important differences found between round robin and least connections balancing modes. Maybe a more real scenario (Thredds with bigger datasets) would change that.</text:p>
          <text:p text:style-name="P161"><text:soft-page-break/></text:p>
        </text:list-item>
      </text:list>
      <text:p text:style-name="P146"><text:span text:style-name="T2">Scenario</text:span><text:span text:style-name="T52">: haproxy_</text:span><text:span text:style-name="T54">layer7 </text:span><text:span text:style-name="T56">(VMs)</text:span></text:p>
      <text:p text:style-name="P1"/>
      <text:p text:style-name="P18"><text:span text:style-name="T1">Test:</text:span><text:span text:style-name="T35"> </text:span><text:span text:style-name="T15">ping -c 10000 -s 1472 -M do -i0 server-ip</text:span></text:p>
      <text:p text:style-name="P44">Results: </text:p>
      <text:p text:style-name="P78">RTT min/avg/max/mdev = 0.032/0.069/2.504/0.053 ms</text:p>
      <text:p text:style-name="P43"/>
      <text:p text:style-name="P11"><text:span text:style-name="T1">Test</text:span>: <text:span text:style-name="T9">ab -n 10000 -c 100 load-bal-ip:8080/thredds/fileServer/collection1/singleDataset.nc</text:span></text:p>
      <text:p text:style-name="P26"><text:span text:style-name="T7">­</text:span><text:span text:style-name="T24">Result</text:span><text:span text:style-name="T25">s</text:span><text:span text:style-name="T24">:</text:span></text:p>
      <text:p text:style-name="P90">Total time: 24.579 seconds</text:p>
      <text:p text:style-name="P90">Request/sec: 406.85 #/sec (mean)</text:p>
      <text:p text:style-name="P90">Time per request: 2.458 ms (mean)</text:p>
      <text:p text:style-name="P90">Tranfer rate: ~ 21844.74 Kbytes/s</text:p>
      <text:p text:style-name="P90"/>
      <text:p text:style-name="P90">Connection Times (ms)</text:p>
      <text:p text:style-name="P90"><text:s text:c="21"/>min <text:s/>mean <text:s/>[+/-sd] median <text:s text:c="2"/>max</text:p>
      <text:p text:style-name="P90">Connect: <text:s text:c="8"/>0 <text:s text:c="3"/>1 <text:s text:c="8"/>14.6 <text:s text:c="7"/>0 <text:s text:c="5"/>1020</text:p>
      <text:p text:style-name="P90">Processing: <text:s text:c="4"/>5 <text:s/>245 <text:s text:c="5"/>205.3 <text:s text:c="4"/>217 <text:s text:c="3"/>2356</text:p>
      <text:p text:style-name="P90">Waiting: <text:s text:c="9"/>3 <text:s/>183 <text:s text:c="6"/>208.0 <text:s text:c="2"/>131 <text:s text:c="3"/>2305</text:p>
      <text:p text:style-name="P90">Total: <text:s text:c="13"/>5 <text:s/>245 <text:s text:c="7"/>205.9 <text:s/>217 <text:s text:c="3"/>2356</text:p>
      <text:p text:style-name="P90"/>
      <text:p text:style-name="P90">Percentage of the requests served within a certain time (ms)</text:p>
      <text:p text:style-name="P90"><text:s text:c="2"/>50% <text:s text:c="3"/>217</text:p>
      <text:p text:style-name="P90"><text:s text:c="2"/>66% <text:s text:c="3"/>236</text:p>
      <text:p text:style-name="P90"><text:s text:c="2"/>75% <text:s text:c="3"/>253</text:p>
      <text:p text:style-name="P90"><text:s text:c="2"/>80% <text:s text:c="3"/>278</text:p>
      <text:p text:style-name="P90"><text:s text:c="2"/>90% <text:s text:c="3"/>384</text:p>
      <text:p text:style-name="P90"><text:s text:c="2"/>95% <text:s text:c="3"/>503</text:p>
      <text:p text:style-name="P90"><text:s text:c="2"/>98% <text:s text:c="3"/>721</text:p>
      <text:p text:style-name="P90"><text:s text:c="2"/>99% <text:s text:c="2"/>1187</text:p>
      <text:p text:style-name="P90"><text:s/>100% <text:s text:c="2"/>2356 (longest request)</text:p>
      <text:p text:style-name="P96"/>
      <text:p text:style-name="P29">Test:<text:span text:style-name="T5"> </text:span><text:span text:style-name="T12">siege -b -i -r 100 -c </text:span><text:span text:style-name="T13">25</text:span><text:span text:style-name="T11"> </text:span></text:p>
      <text:p text:style-name="P26"><text:span text:style-name="T24">Result</text:span><text:span text:style-name="T25">s</text:span><text:span text:style-name="T24">:</text:span></text:p>
      <text:p text:style-name="P78">Transactions:<text:tab/><text:tab/> <text:s text:c="7"/>8003 hits</text:p>
      <text:p text:style-name="P78">Availability:<text:tab/><text:tab/> <text:s text:c="5"/>100.00 %</text:p>
      <text:p text:style-name="P78">Elapsed time:<text:tab/><text:tab/> <text:s text:c="6"/>56.40 secs</text:p>
      <text:p text:style-name="P78">Data transferred:<text:tab/> <text:s text:c="6"/>54.94 MB</text:p>
      <text:p text:style-name="P78">Response time:<text:tab/><text:tab/> <text:s text:c="7"/>0.16 secs</text:p>
      <text:p text:style-name="P78">Transaction rate:<text:tab/> <text:s text:c="5"/>141.90 trans/sec</text:p>
      <text:p text:style-name="P78">Throughput:<text:tab/><text:tab/> <text:s text:c="7"/>0.97 MB/sec</text:p>
      <text:p text:style-name="P78">Concurrency:<text:tab/><text:tab/> <text:s text:c="6"/>22.73</text:p>
      <text:p text:style-name="P78">Successful transactions: <text:s text:c="7"/>8003</text:p>
      <text:p text:style-name="P78">Failed transactions:<text:tab/> <text:s text:c="10"/>0</text:p>
      <text:p text:style-name="P130"/>
      <text:p text:style-name="P130"/>
      <text:p text:style-name="P25"><text:soft-page-break/><text:span text:style-name="T24">Test:</text:span><text:span text:style-name="T36"> </text:span><text:span text:style-name="T10">iperf3 -c load-bal-ip</text:span></text:p>
      <text:p text:style-name="P25"><text:span text:style-name="T24">Result</text:span><text:span text:style-name="T25">s</text:span><text:span text:style-name="T24">:</text:span></text:p>
      <text:p text:style-name="P82">Bitrate: 2.36 Gbits/sec</text:p>
      <text:p text:style-name="P82">Retries: 159</text:p>
      <text:p text:style-name="P36"/>
      <text:p text:style-name="P25">Test: <text:span text:style-name="T10">nuttcp load-bal-ip</text:span></text:p>
      <text:p text:style-name="P25">Result<text:span text:style-name="T45">s</text:span>:</text:p>
      <text:p text:style-name="P70">Bitrate: 2.17 Gbits/sec</text:p>
      <text:p text:style-name="P36"/>
      <text:p text:style-name="P25"><text:span text:style-name="T24">Test: </text:span><text:span text:style-name="T4"><text:s/></text:span><text:span text:style-name="T10">iperf3 -c load-bal-ip -R</text:span></text:p>
      <text:p text:style-name="P36">Result<text:span text:style-name="T45">s</text:span>:</text:p>
      <text:p text:style-name="P82">Bitrate: 8.83 Gbits/sec</text:p>
      <text:p text:style-name="P82">Retries: 0</text:p>
      <text:p text:style-name="P82"/>
      <text:p text:style-name="P36"/>
      <text:p text:style-name="P25">Test:<text:span text:style-name="T5"> </text:span><text:span text:style-name="T10">nuttcp -r load-bal-ip</text:span></text:p>
      <text:p text:style-name="P25"><text:span text:style-name="T24">Result</text:span><text:span text:style-name="T25">s</text:span><text:span text:style-name="T24">:</text:span></text:p>
      <text:p text:style-name="P82">Bitrate: --</text:p>
      <text:p text:style-name="P36"/>
      <text:p text:style-name="P25">Test:<text:span text:style-name="T22"> </text:span><text:span text:style-name="T10">iperf3 -c server_ip</text:span></text:p>
      <text:p text:style-name="P25">Result<text:span text:style-name="T45">s</text:span>:</text:p>
      <text:p text:style-name="P78">Bitrate: 2.33 Gbits/sec</text:p>
      <text:p text:style-name="P78">Retries: 0</text:p>
      <text:p text:style-name="P25"/>
      <text:p text:style-name="P26">Test:<text:span text:style-name="T5"> </text:span><text:span text:style-name="T10">nuttcp </text:span><text:span text:style-name="T11">server</text:span><text:span text:style-name="T10">-ip</text:span></text:p>
      <text:p text:style-name="P26"><text:span text:style-name="T24">Result</text:span><text:span text:style-name="T25">s</text:span><text:span text:style-name="T24">:</text:span></text:p>
      <text:p text:style-name="P69"><text:span text:style-name="T24">Bitrate:</text:span><text:span text:style-name="T36"> 2.08 Gbits/sec</text:span></text:p>
      <text:p text:style-name="P39"/>
      <text:p text:style-name="P25">Test: <text:span text:style-name="T10">iperf3 -c server_ip -R</text:span></text:p>
      <text:p text:style-name="P25">Result<text:span text:style-name="T45">s</text:span>:</text:p>
      <text:p text:style-name="P79">Bitrate: 6.21 Gbits/sec</text:p>
      <text:p text:style-name="P79">Retries: 0</text:p>
      <text:p text:style-name="P25"/>
      <text:p text:style-name="P26">Test:<text:span text:style-name="T5"> </text:span><text:span text:style-name="T10">nuttcp -r </text:span><text:span text:style-name="T11">server</text:span><text:span text:style-name="T10">-ip</text:span></text:p>
      <text:p text:style-name="P26"><text:span text:style-name="T24">Result</text:span><text:span text:style-name="T25">s</text:span><text:span text:style-name="T24">:</text:span></text:p>
      <text:p text:style-name="P102">Bitrate: 6.26 Gbits/sec</text:p>
      <text:p text:style-name="P25"/>
      <text:p text:style-name="P143"><text:span text:style-name="T2">Scenario</text:span><text:span text:style-name="T52">: haproxy_</text:span><text:span text:style-name="T54">l</text:span><text:span text:style-name="T55">xd_containers</text:span></text:p>
      <text:p text:style-name="P2"/>
      <text:p text:style-name="P17"><text:span text:style-name="T1">Test:</text:span><text:span text:style-name="T35"> </text:span><text:span text:style-name="T15">ping -c 10000 -s 1472 -M do -i0 server-ip</text:span></text:p>
      <text:p text:style-name="P42">Results:</text:p>
      <text:p text:style-name="P88">RTT min/avg/max/mdev = 0.005/0.007/0.110/0.003 ms</text:p>
      <text:p text:style-name="P51"/>
      <text:p text:style-name="P12"><text:span text:style-name="T1">Test</text:span>: <text:span text:style-name="T9">ab -n 10000 -c 100 load-bal-ip:8080/thredds/fileServer/collection1/singleDataset.nc</text:span></text:p>
      <text:p text:style-name="P27"><text:span text:style-name="T7">­</text:span><text:span text:style-name="T24">Result</text:span><text:span text:style-name="T25">s</text:span><text:span text:style-name="T24">:</text:span></text:p>
      <text:p text:style-name="P58"><text:span text:style-name="T37">Total time: </text:span><text:span text:style-name="T38">5.777 secon</text:span><text:span text:style-name="T39">d</text:span><text:span text:style-name="T38">s</text:span></text:p>
      <text:p text:style-name="P58"><text:span text:style-name="T37">Request/sec: </text:span><text:span text:style-name="T38">1731.05</text:span><text:span text:style-name="T37"> #/sec (mean)</text:span></text:p>
      <text:p text:style-name="P63"><text:span text:style-name="T36">Time per request: </text:span><text:span text:style-name="T38">0.578</text:span><text:span text:style-name="T36"> ms (mean)</text:span></text:p>
      <text:p text:style-name="P63"><text:span text:style-name="T36">Tranfer rate: ~ </text:span><text:span text:style-name="T38">92944</text:span><text:span text:style-name="T36">.</text:span><text:span text:style-name="T38">02</text:span><text:span text:style-name="T36"> Kbytes/s</text:span></text:p>
      <text:p text:style-name="P91"/>
      <text:p text:style-name="P103">Connection Times (ms)</text:p>
      <text:p text:style-name="P103"><text:s text:c="20"/>min <text:s/>mean[+/-sd] median <text:s text:c="2"/>max</text:p>
      <text:p text:style-name="P103">Connect: <text:s text:c="8"/>0 <text:s text:c="3"/>0 <text:s text:c="8"/>0.3 <text:s text:c="6"/>0 <text:s text:c="10"/>6</text:p>
      <text:p text:style-name="P103">Processing: <text:s text:c="4"/>1 <text:s text:c="2"/>57 <text:s text:c="6"/>66.9 <text:s text:c="4"/>37 <text:s text:c="7"/>581</text:p>
      <text:p text:style-name="P103">Waiting: <text:s text:c="8"/>1 <text:s text:c="3"/>53 <text:s text:c="6"/>66.5 <text:s text:c="4"/>31 <text:s text:c="7"/>580</text:p>
      <text:p text:style-name="P103">Total: <text:s text:c="12"/>1 <text:s text:c="3"/>57 <text:s text:c="6"/>66.9 <text:s text:c="4"/>37 <text:s text:c="7"/>581</text:p>
      <text:p text:style-name="P103"/>
      <text:p text:style-name="P103">Percentage of the requests served within a certain time (ms)</text:p>
      <text:p text:style-name="P103"><text:s text:c="2"/>50% <text:s text:c="4"/>37</text:p>
      <text:p text:style-name="P103"><text:s text:c="2"/>66% <text:s text:c="4"/>51</text:p>
      <text:p text:style-name="P103"><text:s text:c="2"/>75% <text:s text:c="4"/>63</text:p>
      <text:p text:style-name="P103"><text:s text:c="2"/>80% <text:s text:c="4"/>75</text:p>
      <text:p text:style-name="P103"><text:s text:c="2"/>90% <text:s text:c="3"/>128</text:p>
      <text:p text:style-name="P103"><text:s text:c="2"/>95% <text:s text:c="3"/>192</text:p>
      <text:p text:style-name="P103"><text:s text:c="2"/>98% <text:s text:c="3"/>300</text:p>
      <text:p text:style-name="P103"><text:s text:c="2"/>99% <text:s text:c="3"/>353</text:p>
      <text:p text:style-name="P103"><text:s/>100% <text:s text:c="3"/>581 (longest request)</text:p>
      <text:p text:style-name="P97"/>
      <text:p text:style-name="P28">Test:<text:span text:style-name="T5"> </text:span><text:span text:style-name="T12">siege -b -i -r 100 -c 100 </text:span><text:span text:style-name="T21">(WITH ROUND ROBIN BALANCE MODE)</text:span></text:p>
      <text:p text:style-name="P27"><text:span text:style-name="T24">Result</text:span><text:span text:style-name="T25">s</text:span><text:span text:style-name="T24">:</text:span></text:p>
      <text:p text:style-name="P121">Transactions:<text:tab/><text:tab/> <text:s text:c="6"/>31835 hits</text:p>
      <text:p text:style-name="P121">Availability:<text:tab/><text:tab/> <text:s text:c="5"/>100.00 %</text:p>
      <text:p text:style-name="P121">Elapsed time:<text:tab/><text:tab/> <text:s text:c="6"/>41.49 secs</text:p>
      <text:p text:style-name="P121">Data transferred:<text:tab/> <text:s text:c="5"/>219.66 MB</text:p>
      <text:p text:style-name="P121">Response time:<text:tab/><text:tab/> <text:s text:c="7"/>0.12 secs</text:p>
      <text:p text:style-name="P121">Transaction rate:<text:tab/> <text:s text:c="5"/>767.29 trans/sec</text:p>
      <text:p text:style-name="P121">Throughput:<text:tab/><text:tab/> <text:s text:c="7"/>5.29 MB/sec</text:p>
      <text:p text:style-name="P121">Concurrency:<text:tab/><text:tab/> <text:s text:c="6"/>92.77</text:p>
      <text:p text:style-name="P121">Successful transactions: <text:s text:c="6"/>31835</text:p>
      <text:p text:style-name="P121">Failed transactions:<text:tab/> <text:s text:c="10"/>0</text:p>
      <text:p text:style-name="P121">Longest transaction:<text:tab/> <text:s text:c="7"/>2.71</text:p>
      <text:p text:style-name="P121">Shortest transaction:<text:tab/> <text:s text:c="7"/>0.00</text:p>
      <text:p text:style-name="P106"><text:soft-page-break/></text:p>
      <text:p text:style-name="P106"/>
      <text:p text:style-name="P35">Test:<text:span text:style-name="T5"> </text:span><text:span text:style-name="T12">siege -b -i -r 100 -c 100 </text:span><text:span text:style-name="T21">(WITH “LEAST CONNECTIONS” BALANCE MODE)</text:span></text:p>
      <text:p text:style-name="P35"><text:span text:style-name="T24">Result</text:span><text:span text:style-name="T25">s</text:span><text:span text:style-name="T24">:</text:span></text:p>
      <text:p text:style-name="P121">Transactions:<text:tab/><text:tab/> <text:s text:c="6"/>31708 hits</text:p>
      <text:p text:style-name="P121">Availability:<text:tab/><text:tab/> <text:s text:c="5"/>100.00 %</text:p>
      <text:p text:style-name="P121">Elapsed time:<text:tab/><text:tab/> <text:s text:c="6"/>49.19 secs</text:p>
      <text:p text:style-name="P121">Data transferred:<text:tab/> <text:s text:c="5"/>220.06 MB</text:p>
      <text:p text:style-name="P121">Response time:<text:tab/><text:tab/> <text:s text:c="7"/>0.14 secs</text:p>
      <text:p text:style-name="P121">Transaction rate:<text:tab/> <text:s text:c="5"/>644.60 trans/sec</text:p>
      <text:p text:style-name="P121">Throughput:<text:tab/><text:tab/> <text:s text:c="7"/>4.47 MB/sec</text:p>
      <text:p text:style-name="P121">Concurrency:<text:tab/><text:tab/> <text:s text:c="6"/>92.58</text:p>
      <text:p text:style-name="P121">Successful transactions: <text:s text:c="6"/>31708</text:p>
      <text:p text:style-name="P121">Failed transactions:<text:tab/> <text:s text:c="10"/>0</text:p>
      <text:p text:style-name="P131"/>
      <text:p text:style-name="P27"><text:span text:style-name="T24">Test:</text:span><text:span text:style-name="T36"> </text:span><text:span text:style-name="T10">iperf3 -c load-bal-ip</text:span></text:p>
      <text:p text:style-name="P27"><text:span text:style-name="T24">Result</text:span><text:span text:style-name="T25">s</text:span><text:span text:style-name="T24">:</text:span></text:p>
      <text:p text:style-name="P70"><text:span text:style-name="T24">Bitrate: </text:span><text:span text:style-name="T26">9.63</text:span><text:span text:style-name="T24"> Gbits/sec</text:span></text:p>
      <text:p text:style-name="P70"><text:span text:style-name="T24">Retries: </text:span><text:span text:style-name="T26">0</text:span></text:p>
      <text:p text:style-name="P37"/>
      <text:p text:style-name="P27">Test: <text:span text:style-name="T10">nuttcp load-bal-ip</text:span></text:p>
      <text:p text:style-name="P27">Result<text:span text:style-name="T45">s</text:span>:</text:p>
      <text:p text:style-name="P70">Bitrate: <text:span text:style-name="T47">8.01</text:span> Gbits/sec</text:p>
      <text:p text:style-name="P37"/>
      <text:p text:style-name="P27"><text:span text:style-name="T24">Test: </text:span><text:span text:style-name="T4"><text:s/></text:span><text:span text:style-name="T10">iperf3 -c load-bal-ip -R</text:span></text:p>
      <text:p text:style-name="P37">Result<text:span text:style-name="T45">s</text:span>:</text:p>
      <text:p text:style-name="P82">Bitrate: 8.8<text:span text:style-name="T46">7</text:span> Gbits/sec</text:p>
      <text:p text:style-name="P82">Retries: <text:span text:style-name="T46">1</text:span></text:p>
      <text:p text:style-name="P82"/>
      <text:p text:style-name="P37"/>
      <text:p text:style-name="P27">Test:<text:span text:style-name="T5"> </text:span><text:span text:style-name="T10">nuttcp -r load-bal-ip</text:span></text:p>
      <text:p text:style-name="P27"><text:span text:style-name="T24">Result</text:span><text:span text:style-name="T25">s</text:span><text:span text:style-name="T24">:</text:span></text:p>
      <text:p text:style-name="P82">Bitrate: --</text:p>
      <text:p text:style-name="P37"/>
      <text:p text:style-name="P27">Test:<text:span text:style-name="T22"> </text:span><text:span text:style-name="T10">iperf3 -c server_ip</text:span></text:p>
      <text:p text:style-name="P27">Result<text:span text:style-name="T45">s</text:span>:</text:p>
      <text:p text:style-name="P74">Bitrate: 40.7 Gbits/sec</text:p>
      <text:p text:style-name="P74">Retries: 0</text:p>
      <text:p text:style-name="P74"/>
      <text:p text:style-name="P27">Test:<text:span text:style-name="T5"> </text:span><text:span text:style-name="T10">nuttcp </text:span><text:span text:style-name="T11">server</text:span><text:span text:style-name="T10">-ip</text:span></text:p>
      <text:p text:style-name="P27"><text:span text:style-name="T24">Result</text:span><text:span text:style-name="T25">s</text:span><text:span text:style-name="T24">:</text:span></text:p>
      <text:p text:style-name="P107">Bitrate: 28.2 Gbits/sec</text:p>
      <text:p text:style-name="P37"/>
      <text:p text:style-name="P27">Test: <text:span text:style-name="T10">iperf3 -c server_ip -R</text:span></text:p>
      <text:p text:style-name="P27">Result<text:span text:style-name="T45">s</text:span>:</text:p>
      <text:p text:style-name="P74"><text:soft-page-break/>Bitrate: 37.3 Gbits/sec</text:p>
      <text:p text:style-name="P74">Retries: 0</text:p>
      <text:p text:style-name="P27"/>
      <text:p text:style-name="P27">Test:<text:span text:style-name="T5"> </text:span><text:span text:style-name="T10">nuttcp -r </text:span><text:span text:style-name="T11">server</text:span><text:span text:style-name="T10">-ip</text:span></text:p>
      <text:p text:style-name="P27"><text:span text:style-name="T24">Result</text:span><text:span text:style-name="T25">s</text:span><text:span text:style-name="T24">:</text:span></text:p>
      <text:p text:style-name="P107">Bitrate: 27.65 Gbits/sec</text:p>
      <text:p text:style-name="P145"><text:span text:style-name="T2">Scenario</text:span><text:span text:style-name="T52">: </text:span><text:span text:style-name="T57">nginx</text:span><text:span text:style-name="T55"> </text:span><text:span text:style-name="T58">(VMs)</text:span></text:p>
      <text:p text:style-name="P6"/>
      <text:p text:style-name="P24"><text:span text:style-name="T1">Test:</text:span><text:span text:style-name="T35"> </text:span><text:span text:style-name="T15">ping -c 10000 -s 1472 -M do -i0 server-ip</text:span><text:span text:style-name="T17"> (FROM HOST)</text:span></text:p>
      <text:p text:style-name="P50">Results:</text:p>
      <text:p text:style-name="P117">RTT min/avg/max/mdev = 0.032/0.069/2.607/0.060 ms</text:p>
      <text:p text:style-name="P116"/>
      <text:p text:style-name="P24"><text:span text:style-name="T1">Test:</text:span><text:span text:style-name="T35"> </text:span><text:span text:style-name="T15">ping -c 10000 -s 1472 -M do -i0 server-ip</text:span><text:span text:style-name="T17"> (FROM </text:span><text:span text:style-name="T18">ANOTHER </text:span><text:span text:style-name="T19">VM</text:span><text:span text:style-name="T17">)</text:span></text:p>
      <text:p text:style-name="P50">Results:</text:p>
      <text:p text:style-name="P117">RTT min/avg/max/mdev = 0.072/0.152/3.441/0.110 ms</text:p>
      <text:p text:style-name="P55"/>
      <text:p text:style-name="P16"><text:span text:style-name="T1">Test</text:span>: <text:span text:style-name="T9">ab -n 10000 -c 100 load-bal-ip:8080/thredds/fileServer/collection1/singleDataset.nc</text:span></text:p>
      <text:p text:style-name="P33"><text:span text:style-name="T7">­</text:span><text:span text:style-name="T24">Result</text:span><text:span text:style-name="T25">s</text:span><text:span text:style-name="T24">:</text:span></text:p>
      <text:p text:style-name="P62"><text:span text:style-name="T37">Total time: </text:span><text:span text:style-name="T43">19.673</text:span><text:span text:style-name="T38"> secon</text:span><text:span text:style-name="T39">d</text:span><text:span text:style-name="T38">s</text:span></text:p>
      <text:p text:style-name="P62"><text:span text:style-name="T37">Request/sec: </text:span><text:span text:style-name="T43">508.32</text:span><text:span text:style-name="T37"> #/sec (mean)</text:span></text:p>
      <text:p text:style-name="P68"><text:span text:style-name="T36">Time per request:</text:span><text:span text:style-name="T43">1.96</text:span><text:span text:style-name="T42">7</text:span><text:span text:style-name="T36"> ms (mean)</text:span></text:p>
      <text:p text:style-name="P68"><text:span text:style-name="T36">Tranfer rate: </text:span><text:span text:style-name="T43">27290.28</text:span><text:span text:style-name="T42"> </text:span><text:span text:style-name="T36"><text:s/>Kbytes/s</text:span></text:p>
      <text:p text:style-name="P95"/>
      <text:p text:style-name="P117">Connection Times (ms)</text:p>
      <text:p text:style-name="P117"><text:s text:c="24"/>min <text:s/>mean[+/-sd] median <text:s text:c="2"/>max</text:p>
      <text:p text:style-name="P117">Connect: <text:s text:c="10"/>0 <text:s text:c="6"/>0 <text:s text:c="6"/>0.5 <text:s text:c="7"/>0 <text:s text:c="8"/>11</text:p>
      <text:p text:style-name="P117">Processing: <text:s text:c="6"/>6 <text:s text:c="4"/>195 <text:s text:c="3"/>66.5 <text:s text:c="4"/>189 <text:s text:c="6"/>693</text:p>
      <text:p text:style-name="P117">Waiting: <text:s text:c="11"/>5 <text:s text:c="4"/>192 <text:s text:c="3"/>64.9 <text:s text:c="4"/>187 <text:s text:c="6"/>692</text:p>
      <text:p text:style-name="P117">Total: <text:s text:c="15"/>6 <text:s text:c="4"/>196 <text:s text:c="3"/>66.4 <text:s text:c="4"/>189 <text:s text:c="7"/>693</text:p>
      <text:p text:style-name="P117"/>
      <text:p text:style-name="P117">Percentage of the requests served within a certain time (ms)</text:p>
      <text:p text:style-name="P117"><text:s text:c="2"/>50% <text:s text:c="3"/>189</text:p>
      <text:p text:style-name="P117"><text:s text:c="2"/>66% <text:s text:c="3"/>203</text:p>
      <text:p text:style-name="P117"><text:s text:c="2"/>75% <text:s text:c="3"/>213</text:p>
      <text:p text:style-name="P117"><text:s text:c="2"/>80% <text:s text:c="3"/>221</text:p>
      <text:p text:style-name="P117"><text:s text:c="2"/>90% <text:s text:c="3"/>261</text:p>
      <text:p text:style-name="P117"><text:s text:c="2"/>95% <text:s text:c="3"/>318</text:p>
      <text:p text:style-name="P117"><text:s text:c="2"/>98% <text:s text:c="3"/>389</text:p>
      <text:p text:style-name="P117"><text:s text:c="2"/>99% <text:s text:c="3"/>454</text:p>
      <text:p text:style-name="P117"><text:s/>100% <text:s text:c="3"/>693 (longest request)</text:p>
      <text:p text:style-name="P101"/>
      <text:p text:style-name="P33">Test:<text:span text:style-name="T5"> </text:span><text:span text:style-name="T12">siege -b -i -r 100 -c </text:span><text:span text:style-name="T14">25</text:span></text:p>
      <text:p text:style-name="P33"><text:span text:style-name="T24">Result</text:span><text:span text:style-name="T25">s</text:span><text:span text:style-name="T24">:</text:span></text:p>
      <text:p text:style-name="P118">Transactions:<text:tab/><text:tab/> <text:s text:c="7"/>7836 hits</text:p>
      <text:p text:style-name="P118">Availability:<text:tab/><text:tab/> <text:s text:c="5"/>100.00 %</text:p>
      <text:p text:style-name="P118">Elapsed time:<text:tab/><text:tab/> <text:s text:c="6"/>41.79 secs</text:p>
      <text:p text:style-name="P118">Data transferred:<text:tab/> <text:s text:c="6"/>58.96 MB</text:p>
      <text:p text:style-name="P118">Response time:<text:tab/><text:tab/> <text:s text:c="7"/>0.12 secs</text:p>
      <text:p text:style-name="P118">Transaction rate:<text:tab/> <text:s text:c="5"/>187.51 trans/sec</text:p>
      <text:p text:style-name="P118">Throughput:<text:tab/><text:tab/> <text:s text:c="7"/>1.41 MB/sec</text:p>
      <text:p text:style-name="P118">Concurrency:<text:tab/><text:tab/> <text:s text:c="6"/>22.09</text:p>
      <text:p text:style-name="P118"><text:soft-page-break/>Successful transactions: <text:s text:c="7"/>7836</text:p>
      <text:p text:style-name="P118">Failed transactions:<text:tab/> <text:s text:c="10"/>0</text:p>
      <text:p text:style-name="P135"/>
      <text:p text:style-name="P56"><text:span text:style-name="T24">Test:</text:span><text:span text:style-name="T36"> </text:span><text:span text:style-name="T10">iperf3 -c load-bal-ip</text:span></text:p>
      <text:p text:style-name="P56"><text:span text:style-name="T24">Result</text:span><text:span text:style-name="T25">s</text:span><text:span text:style-name="T24">:</text:span></text:p>
      <text:p text:style-name="P122"><text:span text:style-name="T24">Bitrate: </text:span><text:span text:style-name="T34">1.03</text:span><text:span text:style-name="T24"> Gbits/sec</text:span></text:p>
      <text:p text:style-name="P122"><text:span text:style-name="T24">Retries: </text:span><text:span text:style-name="T34">2</text:span></text:p>
      <text:p text:style-name="P57"/>
      <text:p text:style-name="P56">Test: <text:span text:style-name="T10">nuttcp load-bal-ip</text:span></text:p>
      <text:p text:style-name="P56">Result<text:span text:style-name="T45">s</text:span>:</text:p>
      <text:p text:style-name="P122">Bitrate: <text:span text:style-name="T61">0.97</text:span> Gbits/sec</text:p>
      <text:p text:style-name="P57"/>
      <text:p text:style-name="P56"><text:span text:style-name="T24">Test: </text:span><text:span text:style-name="T4"><text:s/></text:span><text:span text:style-name="T10">iperf3 -c load-bal-ip -R</text:span></text:p>
      <text:p text:style-name="P57">Result<text:span text:style-name="T45">s</text:span>:</text:p>
      <text:p text:style-name="P124">Bitrate: <text:span text:style-name="T61">1.20</text:span> Gbits/sec</text:p>
      <text:p text:style-name="P124">Retries: <text:span text:style-name="T61">0</text:span></text:p>
      <text:p text:style-name="P124"/>
      <text:p text:style-name="P57"/>
      <text:p text:style-name="P56">Test:<text:span text:style-name="T5"> </text:span><text:span text:style-name="T10">nuttcp -r load-bal-ip</text:span></text:p>
      <text:p text:style-name="P56"><text:span text:style-name="T24">Result</text:span><text:span text:style-name="T25">s</text:span><text:span text:style-name="T24">:</text:span></text:p>
      <text:p text:style-name="P124">Bitrate: --</text:p>
      <text:p text:style-name="P57"/>
      <text:p text:style-name="P56">Test:<text:span text:style-name="T22"> </text:span><text:span text:style-name="T10">iperf3 -c server_ip</text:span></text:p>
      <text:p text:style-name="P56">Result<text:span text:style-name="T45">s</text:span>:</text:p>
      <text:p text:style-name="P123">Bitrate: <text:span text:style-name="T61">2.84</text:span> Gbits/sec</text:p>
      <text:p text:style-name="P123">Retries: <text:span text:style-name="T61">153</text:span></text:p>
      <text:p text:style-name="P123"/>
      <text:p text:style-name="P56">Test:<text:span text:style-name="T5"> </text:span><text:span text:style-name="T10">nuttcp </text:span><text:span text:style-name="T11">server</text:span><text:span text:style-name="T10">-ip</text:span></text:p>
      <text:p text:style-name="P56"><text:span text:style-name="T24">Result</text:span><text:span text:style-name="T25">s</text:span><text:span text:style-name="T24">:</text:span></text:p>
      <text:p text:style-name="P125">Bitrate: 2.<text:span text:style-name="T61">53</text:span> Gbits/sec</text:p>
      <text:p text:style-name="P57"/>
      <text:p text:style-name="P56">Test: <text:span text:style-name="T10">iperf3 -c server_ip -R</text:span></text:p>
      <text:p text:style-name="P56">Result<text:span text:style-name="T45">s</text:span>:</text:p>
      <text:p text:style-name="P123">Bitrate: <text:span text:style-name="T61">8.07</text:span> Gbits/sec</text:p>
      <text:p text:style-name="P123">Retries: <text:span text:style-name="T59">1</text:span></text:p>
      <text:p text:style-name="P56"/>
      <text:p text:style-name="P56">Test:<text:span text:style-name="T5"> </text:span><text:span text:style-name="T10">nuttcp -r </text:span><text:span text:style-name="T11">server</text:span><text:span text:style-name="T10">-ip</text:span></text:p>
      <text:p text:style-name="P56"><text:span text:style-name="T24">Result</text:span><text:span text:style-name="T33">s:</text:span></text:p>
      <text:p text:style-name="P126"><text:span text:style-name="T36">Bitrate: </text:span><text:span text:style-name="T44">8.6 Gbits/sec</text:span></text:p>
      <text:p text:style-name="P144"><text:span text:style-name="T2">Scenario</text:span><text:span text:style-name="T52">: </text:span><text:span text:style-name="T57">nginx</text:span><text:span text:style-name="T52">_</text:span><text:span text:style-name="T54">l</text:span><text:span text:style-name="T55">xd_containers</text:span></text:p>
      <text:p text:style-name="P5"/>
      <text:p text:style-name="P22"><text:span text:style-name="T1">Test:</text:span><text:span text:style-name="T35"> </text:span><text:span text:style-name="T15">ping -c 10000 -s 1472 -M do -i0 server-ip</text:span><text:span text:style-name="T17"> (FROM HOST)</text:span></text:p>
      <text:p text:style-name="P48">Results:</text:p>
      <text:p text:style-name="P115">RTT min/avg/max/mdev = 0.005/0.008/0.107/0.003 ms</text:p>
      <text:p text:style-name="P115"/>
      <text:p text:style-name="P23"><text:span text:style-name="T1">Test:</text:span><text:span text:style-name="T35"> </text:span><text:span text:style-name="T15">ping -c 10000 -s 1472 -M do -i0 server-ip</text:span><text:span text:style-name="T17"> (FROM </text:span><text:span text:style-name="T18">ANOTHER CONTAINER</text:span><text:span text:style-name="T17">)</text:span></text:p>
      <text:p text:style-name="P49">Results:</text:p>
      <text:p text:style-name="P115">RTT min/avg/max/mdev = 0.005/0.008/0.257/0.004 ms</text:p>
      <text:p text:style-name="P54"/>
      <text:p text:style-name="P15"><text:span text:style-name="T1">Test</text:span>: <text:span text:style-name="T9">ab -n 10000 -c 100 load-bal-ip:8080/thredds/fileServer/collection1/singleDataset.nc</text:span></text:p>
      <text:p text:style-name="P32"><text:span text:style-name="T7">­</text:span><text:span text:style-name="T24">Result</text:span><text:span text:style-name="T25">s</text:span><text:span text:style-name="T24">:</text:span></text:p>
      <text:p text:style-name="P61"><text:span text:style-name="T37">Total time: </text:span><text:span text:style-name="T42">6.175</text:span><text:span text:style-name="T38"> secon</text:span><text:span text:style-name="T39">d</text:span><text:span text:style-name="T38">s</text:span></text:p>
      <text:p text:style-name="P61"><text:span text:style-name="T37">Request/sec: </text:span><text:span text:style-name="T42">1619.50</text:span><text:span text:style-name="T37"> #/sec (mean)</text:span></text:p>
      <text:p text:style-name="P67"><text:span text:style-name="T36">Time per request:</text:span><text:span text:style-name="T42">0.617</text:span><text:span text:style-name="T36"> ms (mean)</text:span></text:p>
      <text:p text:style-name="P67"><text:span text:style-name="T36">Tranfer rate: </text:span><text:span text:style-name="T42">86946.77 </text:span><text:span text:style-name="T36"><text:s/>Kbytes/s</text:span></text:p>
      <text:p text:style-name="P94"/>
      <text:p text:style-name="P115">Connection Times (ms)</text:p>
      <text:p text:style-name="P115"><text:tab/> <text:s text:c="21"/>min <text:s/>mean[+/-sd] median <text:s text:c="2"/>max</text:p>
      <text:p text:style-name="P115">Connect: <text:s text:c="9"/>0 <text:s text:c="5"/>0 <text:s text:c="7"/>0.4 <text:s text:c="7"/>0 <text:s text:c="9"/>6</text:p>
      <text:p text:style-name="P115">Processing: <text:s text:c="4"/>1 <text:s text:c="5"/>61 <text:s text:c="5"/>58.0 <text:s text:c="4"/>46 <text:s text:c="7"/>611</text:p>
      <text:p text:style-name="P115">Waiting: <text:s text:c="9"/>0 <text:s text:c="4"/>60 <text:s text:c="6"/>57.7 <text:s text:c="4"/>45 <text:s text:c="7"/>611</text:p>
      <text:p text:style-name="P115">Total: <text:s text:c="14"/>1 <text:s text:c="4"/>61 <text:s text:c="5"/>58.0 <text:s text:c="4"/>46 <text:s text:c="7"/>611</text:p>
      <text:p text:style-name="P115"/>
      <text:p text:style-name="P115">Percentage of the requests served within a certain time (ms)</text:p>
      <text:p text:style-name="P115"><text:s text:c="2"/>50% <text:s text:c="4"/>46</text:p>
      <text:p text:style-name="P115"><text:s text:c="2"/>66% <text:s text:c="4"/>60</text:p>
      <text:p text:style-name="P115"><text:s text:c="2"/>75% <text:s text:c="4"/>72</text:p>
      <text:p text:style-name="P115"><text:s text:c="2"/>80% <text:s text:c="4"/>82</text:p>
      <text:p text:style-name="P115"><text:s text:c="2"/>90% <text:s text:c="3"/>120</text:p>
      <text:p text:style-name="P115"><text:s text:c="2"/>95% <text:s text:c="3"/>170</text:p>
      <text:p text:style-name="P115"><text:s text:c="2"/>98% <text:s text:c="3"/>267</text:p>
      <text:p text:style-name="P115"><text:s text:c="2"/>99% <text:s text:c="3"/>322</text:p>
      <text:p text:style-name="P115"><text:s/>100% <text:s text:c="3"/>611 (longest request)</text:p>
      <text:p text:style-name="P100"/>
      <text:p text:style-name="P32">Test:<text:span text:style-name="T5"> </text:span><text:span text:style-name="T12">siege -b -i -r 100 -c 100 </text:span><text:span text:style-name="T20">(WITH ROUND ROBIN BALANCE MODE)</text:span></text:p>
      <text:p text:style-name="P32"><text:span text:style-name="T24">Result</text:span><text:span text:style-name="T25">s</text:span><text:span text:style-name="T24">:</text:span></text:p>
      <text:p text:style-name="P120">Transactions:<text:tab/><text:tab/> <text:s text:c="6"/>31612 hits</text:p>
      <text:p text:style-name="P120">Availability:<text:tab/><text:tab/> <text:s text:c="5"/>100.00 %</text:p>
      <text:p text:style-name="P120">Elapsed time:<text:tab/><text:tab/> <text:s text:c="6"/>43.91 secs</text:p>
      <text:p text:style-name="P120">Data transferred:<text:tab/> <text:s text:c="5"/>224.46 MB</text:p>
      <text:p text:style-name="P120">Response time:<text:tab/><text:tab/> <text:s text:c="7"/>0.13 secs</text:p>
      <text:p text:style-name="P120">Transaction rate:<text:tab/> <text:s text:c="5"/>719.93 trans/sec</text:p>
      <text:p text:style-name="P120">Throughput:<text:tab/><text:tab/> <text:s text:c="7"/>5.11 MB/sec</text:p>
      <text:p text:style-name="P120">Concurrency:<text:tab/><text:tab/> <text:s text:c="6"/>91.42</text:p>
      <text:p text:style-name="P120"><text:soft-page-break/>Successful transactions: <text:s text:c="6"/>31612</text:p>
      <text:p text:style-name="P120">Failed transactions:<text:tab/> <text:s text:c="10"/>0</text:p>
      <text:p text:style-name="P120">Longest transaction:<text:tab/> <text:s text:c="7"/>2.66</text:p>
      <text:p text:style-name="P120">Shortest transaction:<text:tab/> <text:s text:c="7"/>0.00</text:p>
      <text:p text:style-name="P119"/>
      <text:p text:style-name="P34">Test:<text:span text:style-name="T5"> </text:span><text:span text:style-name="T12">siege -b -i -r 100 -c 100 </text:span><text:span text:style-name="T20">(WITH “LEAST CONNECTIONS” BALANCE MODE)</text:span></text:p>
      <text:p text:style-name="P34"><text:span text:style-name="T24">Result</text:span><text:span text:style-name="T25">s</text:span><text:span text:style-name="T24">:</text:span></text:p>
      <text:p text:style-name="P119">Transactions:<text:tab/><text:tab/> <text:s text:c="6"/>31721 hits</text:p>
      <text:p text:style-name="P119">Availability:<text:tab/><text:tab/> <text:s text:c="5"/>100.00 %</text:p>
      <text:p text:style-name="P119">Elapsed time:<text:tab/><text:tab/> <text:s text:c="6"/>41.71 secs</text:p>
      <text:p text:style-name="P119">Data transferred:<text:tab/> <text:s text:c="5"/>219.93 MB</text:p>
      <text:p text:style-name="P119">Response time:<text:tab/><text:tab/> <text:s text:c="7"/>0.12 secs</text:p>
      <text:p text:style-name="P119">Transaction rate:<text:tab/> <text:s text:c="5"/>760.51 trans/sec</text:p>
      <text:p text:style-name="P119">Throughput:<text:tab/><text:tab/> <text:s text:c="7"/>5.27 MB/sec</text:p>
      <text:p text:style-name="P119">Concurrency:<text:tab/><text:tab/> <text:s text:c="6"/>91.48</text:p>
      <text:p text:style-name="P119">Successful transactions: <text:s text:c="6"/>31721</text:p>
      <text:p text:style-name="P119">Failed transactions:<text:tab/> <text:s text:c="10"/>0</text:p>
      <text:p text:style-name="P134"/>
      <text:p text:style-name="P32"><text:span text:style-name="T24">Test:</text:span><text:span text:style-name="T36"> </text:span><text:span text:style-name="T10">iperf3 -c load-bal-ip</text:span></text:p>
      <text:p text:style-name="P32"><text:span text:style-name="T24">Result</text:span><text:span text:style-name="T25">s</text:span><text:span text:style-name="T24">:</text:span></text:p>
      <text:p text:style-name="P73"><text:span text:style-name="T24">Bitrate: </text:span><text:span text:style-name="T31">8.32</text:span><text:span text:style-name="T24"> Gbits/sec</text:span></text:p>
      <text:p text:style-name="P73"><text:span text:style-name="T24">Retries: </text:span><text:span text:style-name="T26">0</text:span></text:p>
      <text:p text:style-name="P41"/>
      <text:p text:style-name="P32">Test: <text:span text:style-name="T10">nuttcp load-bal-ip</text:span></text:p>
      <text:p text:style-name="P32">Result<text:span text:style-name="T45">s</text:span>:</text:p>
      <text:p text:style-name="P73">Bitrate: <text:span text:style-name="T59">9.01</text:span> Gbits/sec</text:p>
      <text:p text:style-name="P41"/>
      <text:p text:style-name="P32"><text:span text:style-name="T24">Test: </text:span><text:span text:style-name="T4"><text:s/></text:span><text:span text:style-name="T10">iperf3 -c load-bal-ip -R</text:span></text:p>
      <text:p text:style-name="P41">Result<text:span text:style-name="T45">s</text:span>:</text:p>
      <text:p text:style-name="P87">Bitrate: 8.<text:span text:style-name="T59">12</text:span> Gbits/sec</text:p>
      <text:p text:style-name="P87">Retries: <text:span text:style-name="T46">1</text:span></text:p>
      <text:p text:style-name="P87"/>
      <text:p text:style-name="P41"/>
      <text:p text:style-name="P32">Test:<text:span text:style-name="T5"> </text:span><text:span text:style-name="T10">nuttcp -r load-bal-ip</text:span></text:p>
      <text:p text:style-name="P32"><text:span text:style-name="T24">Result</text:span><text:span text:style-name="T25">s</text:span><text:span text:style-name="T24">:</text:span></text:p>
      <text:p text:style-name="P87">Bitrate: --</text:p>
      <text:p text:style-name="P41"/>
      <text:p text:style-name="P32">Test:<text:span text:style-name="T22"> </text:span><text:span text:style-name="T10">iperf3 -c server_ip</text:span></text:p>
      <text:p text:style-name="P32">Result<text:span text:style-name="T45">s</text:span>:</text:p>
      <text:p text:style-name="P77">Bitrate: 4<text:span text:style-name="T59">1</text:span>.<text:span text:style-name="T59">1</text:span> Gbits/sec</text:p>
      <text:p text:style-name="P77">Retries: 0</text:p>
      <text:p text:style-name="P77"/>
      <text:p text:style-name="P32">Test:<text:span text:style-name="T5"> </text:span><text:span text:style-name="T10">nuttcp </text:span><text:span text:style-name="T11">server</text:span><text:span text:style-name="T10">-ip</text:span></text:p>
      <text:p text:style-name="P32"><text:span text:style-name="T24">Result</text:span><text:span text:style-name="T25">s</text:span><text:span text:style-name="T24">:</text:span></text:p>
      <text:p text:style-name="P110">Bitrate: 28.<text:span text:style-name="T60">31</text:span> Gbits/sec</text:p>
      <text:p text:style-name="P41"><text:soft-page-break/></text:p>
      <text:p text:style-name="P32">Test: <text:span text:style-name="T10">iperf3 -c server_ip -R</text:span></text:p>
      <text:p text:style-name="P32">Result<text:span text:style-name="T45">s</text:span>:</text:p>
      <text:p text:style-name="P77">Bitrate: 3<text:span text:style-name="T59">6</text:span>.<text:span text:style-name="T59">7</text:span> Gbits/sec</text:p>
      <text:p text:style-name="P77">Retries: <text:span text:style-name="T59">1</text:span></text:p>
      <text:p text:style-name="P32"/>
      <text:p text:style-name="P32">Test:<text:span text:style-name="T5"> </text:span><text:span text:style-name="T10">nuttcp -r </text:span><text:span text:style-name="T11">server</text:span><text:span text:style-name="T10">-ip</text:span></text:p>
      <text:p text:style-name="P32"><text:span text:style-name="T24">Result</text:span><text:span text:style-name="T25">s:</text:span></text:p>
      <text:p text:style-name="P81"><text:span text:style-name="T30">Bitrate: 2</text:span><text:span text:style-name="T32">8.16</text:span><text:span text:style-name="T30"> Gbits/sec</text:span></text:p>
      <text:p text:style-name="P142"><text:span text:style-name="T2">Scenario</text:span><text:span text:style-name="T52">: </text:span><text:span text:style-name="T53">lvs</text:span><text:span text:style-name="T52">_</text:span><text:span text:style-name="T54">l</text:span><text:span text:style-name="T56">ayer4 (VMs)</text:span></text:p>
      <text:p text:style-name="P4"/>
      <text:p text:style-name="P20"><text:span text:style-name="T1">Test:</text:span><text:span text:style-name="T35"> </text:span><text:span text:style-name="T15">ping -c 10000 -s 1472 -M do -i0 server-ip </text:span><text:span text:style-name="T16">(FROM HOST)</text:span></text:p>
      <text:p text:style-name="P46">Results:</text:p>
      <text:p text:style-name="P112">RTT min/avg/max/mdev = 0.035/0.068/1.730/0.054 ms</text:p>
      <text:p text:style-name="P112"/>
      <text:p text:style-name="P21"><text:span text:style-name="T1">Test:</text:span><text:span text:style-name="T35"> </text:span><text:span text:style-name="T15">ping -c 10000 -s 1472 -M do -i0 server-ip </text:span><text:span text:style-name="T16">(FROM ANOTHER VM)</text:span></text:p>
      <text:p text:style-name="P47">Results:</text:p>
      <text:p text:style-name="P113">RTT min/avg/max/mdev = 0.068/0.156/2.448/0.110 ms,</text:p>
      <text:p text:style-name="P53"/>
      <text:p text:style-name="P14"><text:span text:style-name="T1">Test</text:span>: <text:span text:style-name="T9">ab -n 10000 -c 100 load-bal-ip:8080/thredds/fileServer/collection1/singleDataset.nc</text:span></text:p>
      <text:p text:style-name="P31"><text:span text:style-name="T7">­</text:span><text:span text:style-name="T24">Result</text:span><text:span text:style-name="T25">s</text:span><text:span text:style-name="T24">:</text:span></text:p>
      <text:p text:style-name="P60"><text:span text:style-name="T37">Total time: </text:span><text:span text:style-name="T41">16.165</text:span><text:span text:style-name="T38"> secon</text:span><text:span text:style-name="T39">d</text:span><text:span text:style-name="T38">s</text:span></text:p>
      <text:p text:style-name="P60"><text:span text:style-name="T37">Request/sec: </text:span><text:span text:style-name="T41">618.60</text:span><text:span text:style-name="T37"> #/sec (mean)</text:span></text:p>
      <text:p text:style-name="P66"><text:span text:style-name="T36">Time per request: </text:span><text:span text:style-name="T41">1.617</text:span><text:span text:style-name="T36"> ms (mean)</text:span></text:p>
      <text:p text:style-name="P66"><text:span text:style-name="T36">Tranfer rate: </text:span><text:span text:style-name="T41">33214.20</text:span><text:span text:style-name="T36"> Kbytes/s</text:span></text:p>
      <text:p text:style-name="P93"/>
      <text:p text:style-name="P113">Connection Times (ms)</text:p>
      <text:p text:style-name="P113"><text:s text:c="23"/>min <text:s/>mean [+/-sd] median <text:s text:c="2"/>max</text:p>
      <text:p text:style-name="P113">Connect: <text:s text:c="8"/>0 <text:s text:c="8"/>0 <text:s text:c="5"/>0.6 <text:s text:c="8"/>0 <text:s text:c="9"/>8</text:p>
      <text:p text:style-name="P113">Processing: <text:s text:c="4"/>2 <text:s text:c="6"/>160 <text:s text:c="2"/>184.8 <text:s text:c="4"/>95 <text:s text:c="5"/>1129</text:p>
      <text:p text:style-name="P113">Waiting: <text:s text:c="9"/>1 <text:s text:c="6"/>118 <text:s text:c="2"/>121.4 <text:s text:c="4"/>80 <text:s text:c="6"/>919</text:p>
      <text:p text:style-name="P113">Total: <text:s text:c="13"/>3 <text:s text:c="6"/>161 <text:s text:c="2"/>184.9 <text:s text:c="4"/>96 <text:s text:c="5"/>1130</text:p>
      <text:p text:style-name="P113"/>
      <text:p text:style-name="P113">Percentage of the requests served within a certain time (ms)</text:p>
      <text:p text:style-name="P113"><text:s text:c="2"/>50% <text:s text:c="4"/>96</text:p>
      <text:p text:style-name="P113"><text:s text:c="2"/>66% <text:s text:c="3"/>178</text:p>
      <text:p text:style-name="P113"><text:s text:c="2"/>75% <text:s text:c="3"/>230</text:p>
      <text:p text:style-name="P113"><text:s text:c="2"/>80% <text:s text:c="3"/>267</text:p>
      <text:p text:style-name="P113"><text:s text:c="2"/>90% <text:s text:c="3"/>424</text:p>
      <text:p text:style-name="P113"><text:s text:c="2"/>95% <text:s text:c="3"/>577</text:p>
      <text:p text:style-name="P113"><text:s text:c="2"/>98% <text:s text:c="3"/>722</text:p>
      <text:p text:style-name="P113"><text:s text:c="2"/>99% <text:s text:c="3"/>804</text:p>
      <text:p text:style-name="P113"><text:s/>100% <text:s text:c="2"/>1130 (longest request)</text:p>
      <text:p text:style-name="P99"/>
      <text:p text:style-name="P31">Test:<text:span text:style-name="T5"> </text:span><text:span text:style-name="T12">siege -b -i -r 100 -c 100</text:span></text:p>
      <text:p text:style-name="P31"><text:span text:style-name="T24">Result</text:span><text:span text:style-name="T25">s</text:span><text:span text:style-name="T24">:</text:span></text:p>
      <text:p text:style-name="P114">Transactions:<text:tab/><text:tab/> <text:s text:c="7"/>7916 hits</text:p>
      <text:p text:style-name="P114">Availability:<text:tab/><text:tab/> <text:s text:c="5"/>100.00 %</text:p>
      <text:p text:style-name="P114">Elapsed time:<text:tab/><text:tab/> <text:s text:c="6"/>37.27 secs</text:p>
      <text:p text:style-name="P114">Data transferred:<text:tab/> <text:s text:c="6"/>57.86 MB</text:p>
      <text:p text:style-name="P114">Response time:<text:tab/><text:tab/> <text:s text:c="7"/>0.11 secs</text:p>
      <text:p text:style-name="P114">Transaction rate:<text:tab/> <text:s text:c="5"/>212.40 trans/sec</text:p>
      <text:p text:style-name="P114">Throughput:<text:tab/><text:tab/> <text:s text:c="7"/>1.55 MB/sec</text:p>
      <text:p text:style-name="P114">Concurrency:<text:tab/><text:tab/> <text:s text:c="6"/>22.40</text:p>
      <text:p text:style-name="P114"><text:soft-page-break/>Successful transactions: <text:s text:c="7"/>7916</text:p>
      <text:p text:style-name="P114">Failed transactions:<text:tab/> <text:s text:c="10"/>0</text:p>
      <text:p text:style-name="P105"/>
      <text:p text:style-name="P133"/>
      <text:p text:style-name="P31"><text:span text:style-name="T24">Test:</text:span><text:span text:style-name="T36"> </text:span><text:span text:style-name="T10">iperf3 -c load-bal-ip</text:span></text:p>
      <text:p text:style-name="P31"><text:span text:style-name="T24">Result</text:span><text:span text:style-name="T25">s</text:span><text:span text:style-name="T24">:</text:span></text:p>
      <text:p text:style-name="P72"><text:span text:style-name="T24">Bitrate: </text:span><text:span text:style-name="T28">1.59</text:span><text:span text:style-name="T24"> Gbits/sec</text:span></text:p>
      <text:p text:style-name="P72"><text:span text:style-name="T24">Retries: </text:span><text:span text:style-name="T28">669</text:span></text:p>
      <text:p text:style-name="P40"/>
      <text:p text:style-name="P31">Test: <text:span text:style-name="T10">nuttcp load-bal-ip</text:span></text:p>
      <text:p text:style-name="P31">Result<text:span text:style-name="T45">s</text:span>:</text:p>
      <text:p text:style-name="P72">Bitrate: <text:span text:style-name="T51">1.50</text:span> Gbits/sec</text:p>
      <text:p text:style-name="P40"/>
      <text:p text:style-name="P31"><text:span text:style-name="T24">Test: </text:span><text:span text:style-name="T4"><text:s/></text:span><text:span text:style-name="T10">iperf3 -c load-bal-ip -R</text:span></text:p>
      <text:p text:style-name="P40">Result<text:span text:style-name="T45">s</text:span>:</text:p>
      <text:p text:style-name="P86">Bitrate: <text:span text:style-name="T50">3.62 Gbits/sec</text:span></text:p>
      <text:p text:style-name="P85">Retries: <text:span text:style-name="T49">0</text:span></text:p>
      <text:p text:style-name="P85"/>
      <text:p text:style-name="P40"/>
      <text:p text:style-name="P31">Test:<text:span text:style-name="T5"> </text:span><text:span text:style-name="T10">nuttcp -r load-bal-ip</text:span></text:p>
      <text:p text:style-name="P31"><text:span text:style-name="T24">Result</text:span><text:span text:style-name="T25">s</text:span><text:span text:style-name="T24">:</text:span></text:p>
      <text:p text:style-name="P72"><text:span text:style-name="T24">Bitrate: </text:span><text:span text:style-name="T29">5.26</text:span><text:span text:style-name="T27"> Gbits/sec</text:span></text:p>
      <text:p text:style-name="P40"/>
      <text:p text:style-name="P31">Test:<text:span text:style-name="T22"> </text:span><text:span text:style-name="T10">iperf3 -c server_ip</text:span></text:p>
      <text:p text:style-name="P31">Result<text:span text:style-name="T45">s</text:span>:</text:p>
      <text:p text:style-name="P76">Bitrate: <text:span text:style-name="T50">2.19</text:span> Gbits/sec</text:p>
      <text:p text:style-name="P76">Retries: 0</text:p>
      <text:p text:style-name="P76"/>
      <text:p text:style-name="P31">Test:<text:span text:style-name="T5"> </text:span><text:span text:style-name="T10">nuttcp </text:span><text:span text:style-name="T11">server</text:span><text:span text:style-name="T10">-ip</text:span></text:p>
      <text:p text:style-name="P31"><text:span text:style-name="T24">Result</text:span><text:span text:style-name="T25">s</text:span><text:span text:style-name="T24">:</text:span></text:p>
      <text:p text:style-name="P109">Bitrate: <text:span text:style-name="T51">1.97</text:span> Gbits/sec</text:p>
      <text:p text:style-name="P40"/>
      <text:p text:style-name="P31">Test: <text:span text:style-name="T10">iperf3 -c server_ip -R</text:span></text:p>
      <text:p text:style-name="P31">Result<text:span text:style-name="T45">s</text:span>:</text:p>
      <text:p text:style-name="P76">Bitrate: <text:span text:style-name="T51">6.91</text:span> Gbits/sec</text:p>
      <text:p text:style-name="P76">Retries: 0</text:p>
      <text:p text:style-name="P31"/>
      <text:p text:style-name="P31">Test:<text:span text:style-name="T5"> </text:span><text:span text:style-name="T10">nuttcp -r </text:span><text:span text:style-name="T11">server</text:span><text:span text:style-name="T10">-ip</text:span></text:p>
      <text:p text:style-name="P31"><text:span text:style-name="T24">Result</text:span><text:span text:style-name="T25">s</text:span><text:span text:style-name="T24">:</text:span></text:p>
      <text:p text:style-name="P80">Bitrate: <text:span text:style-name="T51">5.57</text:span> Gbits/sec</text:p>
      <text:p text:style-name="P141"><text:span text:style-name="T2">Scenario</text:span><text:span text:style-name="T52">: </text:span><text:span text:style-name="T53">lvs</text:span><text:span text:style-name="T52">_</text:span><text:span text:style-name="T54">l</text:span><text:span text:style-name="T55">xd_containers</text:span></text:p>
      <text:p text:style-name="P3"/>
      <text:p text:style-name="P19"><text:span text:style-name="T1">Test:</text:span><text:span text:style-name="T35"> </text:span><text:span text:style-name="T15">ping -c 10000 -s 1472 -M do -i0 server-ip</text:span></text:p>
      <text:p text:style-name="P45">Results:</text:p>
      <text:p text:style-name="P89">RTT min/avg/max/mdev = 0.005/0.007/0.110/0.003 ms</text:p>
      <text:p text:style-name="P52"/>
      <text:p text:style-name="P13"><text:span text:style-name="T1">Test</text:span>: <text:span text:style-name="T9">ab -n 10000 -c 100 load-bal-ip:8080/thredds/fileServer/collection1/singleDataset.nc</text:span></text:p>
      <text:p text:style-name="P30"><text:span text:style-name="T7">­</text:span><text:span text:style-name="T24">Result</text:span><text:span text:style-name="T25">s</text:span><text:span text:style-name="T24">:</text:span></text:p>
      <text:p text:style-name="P59"><text:span text:style-name="T37">Total time: </text:span><text:span text:style-name="T38">5.</text:span><text:span text:style-name="T40">650</text:span><text:span text:style-name="T38"> secon</text:span><text:span text:style-name="T39">d</text:span><text:span text:style-name="T38">s</text:span></text:p>
      <text:p text:style-name="P59"><text:span text:style-name="T37">Request/sec: </text:span><text:span text:style-name="T38">17</text:span><text:span text:style-name="T40">70</text:span><text:span text:style-name="T38">.05</text:span><text:span text:style-name="T37"> #/sec (mean)</text:span></text:p>
      <text:p text:style-name="P64"><text:span text:style-name="T36">Time per request: </text:span><text:span text:style-name="T38">0.5</text:span><text:span text:style-name="T40">65</text:span><text:span text:style-name="T36"> ms (mean)</text:span></text:p>
      <text:p text:style-name="P65"><text:span text:style-name="T36">Tranfer rate: </text:span><text:span text:style-name="T40">95038.05</text:span><text:span text:style-name="T36"> Kbytes/s</text:span></text:p>
      <text:p text:style-name="P92"/>
      <text:p text:style-name="P111">Connection Times (ms)</text:p>
      <text:p text:style-name="P111"><text:s text:c="21"/>min <text:s/>mean[+/-sd] median <text:s text:c="2"/>max</text:p>
      <text:p text:style-name="P111">Connect: <text:s text:c="8"/>0 <text:s text:c="6"/>0 <text:s text:c="5"/>0.5 <text:s text:c="7"/>0 <text:s text:c="9"/>10</text:p>
      <text:p text:style-name="P111">Processing: <text:s text:c="4"/>1 <text:s text:c="5"/>56 <text:s text:c="3"/>64.8 <text:s text:c="5"/>32 <text:s text:c="7"/>594</text:p>
      <text:p text:style-name="P111">Waiting: <text:s text:c="9"/>1 <text:s text:c="5"/>41 <text:s text:c="3"/>49.8 <text:s text:c="5"/>24 <text:s text:c="7"/>533</text:p>
      <text:p text:style-name="P111">Total: <text:s text:c="13"/>1 <text:s text:c="5"/>56 <text:s text:c="3"/>64.8 <text:s text:c="5"/>32 <text:s text:c="7"/>594</text:p>
      <text:p text:style-name="P111"/>
      <text:p text:style-name="P111">Percentage of the requests served within a certain time (ms)</text:p>
      <text:p text:style-name="P111"><text:s text:c="2"/>50% <text:s text:c="4"/>32</text:p>
      <text:p text:style-name="P111"><text:s text:c="2"/>66% <text:s text:c="4"/>52</text:p>
      <text:p text:style-name="P111"><text:s text:c="2"/>75% <text:s text:c="4"/>73</text:p>
      <text:p text:style-name="P111"><text:s text:c="2"/>80% <text:s text:c="4"/>90</text:p>
      <text:p text:style-name="P111"><text:s text:c="2"/>90% <text:s text:c="3"/>141</text:p>
      <text:p text:style-name="P111"><text:s text:c="2"/>95% <text:s text:c="3"/>196</text:p>
      <text:p text:style-name="P111"><text:s text:c="2"/>98% <text:s text:c="3"/>255</text:p>
      <text:p text:style-name="P111"><text:s text:c="2"/>99% <text:s text:c="3"/>303</text:p>
      <text:p text:style-name="P111"><text:s/>100% <text:s text:c="3"/>594 (longest request)</text:p>
      <text:p text:style-name="P98"/>
      <text:p text:style-name="P30">Test:<text:span text:style-name="T5"> </text:span><text:span text:style-name="T12">siege -b -i -r 100 -c 100</text:span></text:p>
      <text:p text:style-name="P30"><text:span text:style-name="T24">Result</text:span><text:span text:style-name="T25">s</text:span><text:span text:style-name="T24">:</text:span></text:p>
      <text:p text:style-name="P104">Transactions:<text:tab/><text:tab/> <text:s text:c="6"/>32024 hits</text:p>
      <text:p text:style-name="P104">Availability:<text:tab/><text:tab/> <text:s text:c="5"/>100.00 %</text:p>
      <text:p text:style-name="P104">Elapsed time:<text:tab/><text:tab/> <text:s text:c="6"/>49.36 secs</text:p>
      <text:p text:style-name="P104">Data transferred:<text:tab/> <text:s text:c="5"/>234.22 MB</text:p>
      <text:p text:style-name="P104">Response time:<text:tab/><text:tab/> <text:s text:c="7"/>0.14 secs</text:p>
      <text:p text:style-name="P104">Transaction rate:<text:tab/> <text:s text:c="5"/>648.78 trans/sec</text:p>
      <text:p text:style-name="P104">Throughput:<text:tab/><text:tab/> <text:s text:c="7"/>4.75 MB/sec</text:p>
      <text:p text:style-name="P104">Concurrency:<text:tab/><text:tab/> <text:s text:c="6"/>92.47</text:p>
      <text:p text:style-name="P104">Successful transactions: <text:s text:c="6"/>32024</text:p>
      <text:p text:style-name="P104">Failed transactions:<text:tab/> <text:s text:c="10"/>0</text:p>
      <text:p text:style-name="P104"/>
      <text:p text:style-name="P132"/>
      <text:p text:style-name="P30"><text:soft-page-break/><text:span text:style-name="T24">Test:</text:span><text:span text:style-name="T36"> </text:span><text:span text:style-name="T10">iperf3 -c load-bal-ip</text:span></text:p>
      <text:p text:style-name="P30"><text:span text:style-name="T24">Result</text:span><text:span text:style-name="T25">s</text:span><text:span text:style-name="T24">:</text:span></text:p>
      <text:p text:style-name="P71"><text:span text:style-name="T24">Bitrate: </text:span><text:span text:style-name="T27">27.7</text:span><text:span text:style-name="T24"> Gbits/sec</text:span></text:p>
      <text:p text:style-name="P71"><text:span text:style-name="T24">Retries: </text:span><text:span text:style-name="T27">394</text:span></text:p>
      <text:p text:style-name="P38"/>
      <text:p text:style-name="P30">Test: <text:span text:style-name="T10">nuttcp load-bal-ip</text:span></text:p>
      <text:p text:style-name="P30">Result<text:span text:style-name="T45">s</text:span>:</text:p>
      <text:p text:style-name="P71">Bitrate: <text:span text:style-name="T48">20.75</text:span> Gbits/sec</text:p>
      <text:p text:style-name="P38"/>
      <text:p text:style-name="P30"><text:span text:style-name="T24">Test: </text:span><text:span text:style-name="T4"><text:s/></text:span><text:span text:style-name="T10">iperf3 -c load-bal-ip -R</text:span></text:p>
      <text:p text:style-name="P38">Result<text:span text:style-name="T45">s</text:span>:</text:p>
      <text:p text:style-name="P84">Bitrate: <text:span text:style-name="T49">35.8 Gbits/sec</text:span></text:p>
      <text:p text:style-name="P83">Retries: <text:span text:style-name="T49">0</text:span></text:p>
      <text:p text:style-name="P83"/>
      <text:p text:style-name="P38"/>
      <text:p text:style-name="P30">Test:<text:span text:style-name="T5"> </text:span><text:span text:style-name="T10">nuttcp -r load-bal-ip</text:span></text:p>
      <text:p text:style-name="P30"><text:span text:style-name="T24">Result</text:span><text:span text:style-name="T25">s</text:span><text:span text:style-name="T24">:</text:span></text:p>
      <text:p text:style-name="P71"><text:span text:style-name="T24">Bitrate: </text:span><text:span text:style-name="T27">26.51 Gbits/sec</text:span></text:p>
      <text:p text:style-name="P38"/>
      <text:p text:style-name="P30">Test:<text:span text:style-name="T22"> </text:span><text:span text:style-name="T10">iperf3 -c server_ip</text:span></text:p>
      <text:p text:style-name="P30">Result<text:span text:style-name="T45">s</text:span>:</text:p>
      <text:p text:style-name="P75">Bitrate: 40.7 Gbits/sec</text:p>
      <text:p text:style-name="P75">Retries: 0</text:p>
      <text:p text:style-name="P75"/>
      <text:p text:style-name="P30">Test:<text:span text:style-name="T5"> </text:span><text:span text:style-name="T10">nuttcp </text:span><text:span text:style-name="T11">server</text:span><text:span text:style-name="T10">-ip</text:span></text:p>
      <text:p text:style-name="P30"><text:span text:style-name="T24">Result</text:span><text:span text:style-name="T25">s</text:span><text:span text:style-name="T24">:</text:span></text:p>
      <text:p text:style-name="P108">Bitrate: 28.2 Gbits/sec</text:p>
      <text:p text:style-name="P38"/>
      <text:p text:style-name="P30">Test: <text:span text:style-name="T10">iperf3 -c server_ip -R</text:span></text:p>
      <text:p text:style-name="P30">Result<text:span text:style-name="T45">s</text:span>:</text:p>
      <text:p text:style-name="P75">Bitrate: 37.3 Gbits/sec</text:p>
      <text:p text:style-name="P75">Retries: 0</text:p>
      <text:p text:style-name="P30"/>
      <text:p text:style-name="P30">Test:<text:span text:style-name="T5"> </text:span><text:span text:style-name="T10">nuttcp -r </text:span><text:span text:style-name="T11">server</text:span><text:span text:style-name="T10">-ip</text:span></text:p>
      <text:p text:style-name="P30"><text:span text:style-name="T24">Result</text:span><text:span text:style-name="T25">s</text:span><text:span text:style-name="T24">:</text:span></text:p>
      <text:p text:style-name="P108">Bitrate: 27.65 Gbits/sec</text:p>
      <text:p text:style-name="P129">Annex: Tests <text:span text:style-name="T62">&amp; Co</text:span>mmands explanation</text:p>
      <text:p text:style-name="P127"/>
      <text:p text:style-name="P128"/>
      <text:p text:style-name="P165">ping -c 10000 -s 1472 -M do -i0 server-ip</text:p>
      <text:p text:style-name="P167"/>
      <text:p text:style-name="P8"><text:span text:style-name="T8">S</text:span><text:span text:style-name="T7">ends 10,000 echo requests of maximum size with no fragmentation (1472 bytes) and no interval between them. As a result we obtain the Round Trip Time.</text:span></text:p>
      <text:p text:style-name="P168"/>
      <text:p text:style-name="P166"/>
      <text:p text:style-name="P169">ab -n 10000 -c 100 load-bal-ip:8080/thredds/fileServer/collection1/singleDataset.nc</text:p>
      <text:p text:style-name="P7"/>
      <text:p text:style-name="P9">Performs 10,000 HTTP GET requests to the specified URL with the concurrency level specified by the -c option (i.e. in this case, 100 concurrent users performing each of them 100 consecutive requests). Most important results is #requests/second.</text:p>
      <text:p text:style-name="P9"/>
      <text:p text:style-name="P9"/>
      <text:p text:style-name="P170">siege -b -i -r 100 -c 100</text:p>
      <text:p text:style-name="P170"/>
      <text:p text:style-name="P136"><text:span text:style-name="T23">T</text:span><text:span text:style-name="T22">he number of concurrent users specified by the -c parameter perform the number of requests specified by the -r parameter (each of them). Option -b means benchmark mode which equals to zero seconds the interval between requests. -i option means Internet mode, hitting several URLs randomly amongst the URLs specified in a file located by default in /usr/local/etc/urls.txt</text:span></text:p>
      <text:p text:style-name="P172">In this case this file contains the following URLs:</text:p>
      <text:p text:style-name="P172"/>
      <table:table table:name="urls.txt" table:style-name="urls.txt">
        <table:table-column table:style-name="urls.txt.A"/>
        <table:table-row>
          <table:table-cell table:style-name="urls.txt.A1" office:value-type="string">
            <text:p text:style-name="P147">http://load-bal-ip:8080/thredds/catalog.html</text:p>
            <text:p text:style-name="P147">http://load-bal-ip:8080/thredds/collection1/catalog.html</text:p>
            <text:p text:style-name="P147">http://load-bal-ip:8080/thredds/collection1/sibling.html</text:p>
            <text:p text:style-name="P147">http://load-bal-ip:8080/thredds/collection1/sibling.html?dataset=Dataset%201.1</text:p>
            <text:p text:style-name="P147">http://load-bal-ip:8080/thredds/fileServer/collection1/singleDataset.nc</text:p>
            <text:p text:style-name="P147">http://load-bal-ip:8080/thredds/dodsC/collection1/singleDataset.nc.html</text:p>
            <text:p text:style-name="P147">http://load-bal-ip:8080/thredds/ncss/collection1/singleDataset.nc/dataset.html</text:p>
            <text:p text:style-name="P147">http://load-bal-ip:8080/thredds/fileServer/collection1/singleDataset.nc</text:p>
            <text:p text:style-name="P147">http://load-bal-ip:8080/thredds/dodsC/collection1/singleDataset.nc.html</text:p>
            <text:p text:style-name="P147">http://load-bal-ip:8080/thredds/ncss/collection1/singleDataset.nc/dataset.html</text:p>
            <text:p text:style-name="P147">http://load-bal-ip:8080/thredds/collection2/catalog.html</text:p>
            <text:p text:style-name="P147">http://load-bal-ip:8080/thredds/collection2/subcatalog/subcatalog.html</text:p>
            <text:p text:style-name="P147">http://load-bal-ip:8080/thredds/collection2/subcatalog/subcatalog.html?dataset=Dataset%201.1</text:p>
          </table:table-cell>
        </table:table-row>
      </table:table>
      <text:p text:style-name="P173"/>
      <text:p text:style-name="P173">Siege accounts every request, including 301 Redirects and all items the page contains (.gif, css…) so that’s why the total number of requests doesn’t add up as concurrency X requests/user. Again, the most important result is the transaction rate.</text:p>
      <text:p text:style-name="P173"/>
      <text:p text:style-name="P171">iperf3 -c {dest-ip} [-R]</text:p>
      <text:p text:style-name="P171"/>
      <text:p text:style-name="P173">This command performs a bandwidth test between the host and {dest-ip} to achieve maximum bandwidth available. With the -R option the test is performed on reverse mode ({dest-ip} → host ). Bandwidth and loss rate are the important results here.</text:p>
      <text:p text:style-name="P173"/>
      <text:p text:style-name="P174">nuttcp -r {dest-ip}</text:p>
      <text:p text:style-name="P174"/>
      <text:p text:style-name="P173">Pretty much the same can be told about nuttcp as it has been said about iperf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hatch-solid="false"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09:54:50.221256547</meta:creation-date>
    <dc:date>2018-08-31T12:48:11.947825600</dc:date>
    <meta:editing-duration>PT4H16M53S</meta:editing-duration>
    <meta:editing-cycles>16</meta:editing-cycles>
    <meta:generator>LibreOffice/5.1.6.2$Linux_X86_64 LibreOffice_project/10m0$Build-2</meta:generator>
    <meta:document-statistic meta:table-count="3" meta:image-count="0" meta:object-count="0" meta:page-count="17" meta:paragraph-count="532" meta:word-count="2055" meta:character-count="15624" meta:non-whitespace-character-count="12314"/>
  </office:meta>
</office:document-meta>
</file>